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4.837cm"/>
    </style:style>
    <style:style style:name="co3" style:family="table-column">
      <style:table-column-properties fo:break-before="auto" style:column-width="15.081cm"/>
    </style:style>
    <style:style style:name="ro1" style:family="table-row">
      <style:table-row-properties style:row-height="0.572cm" fo:break-before="auto" style:use-optimal-row-height="false"/>
    </style:style>
    <style:style style:name="ro2" style:family="table-row">
      <style:table-row-properties style:row-height="0.439cm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8004" number:language="es" number:country="ES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start" fo:margin-left="0cm" style:writing-mode="page"/>
    </style:style>
    <style:style style:name="ce5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6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7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</style:style>
    <style:style style:name="ce9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2" style:family="table-cell" style:parent-style-name="Excel_20_Built-in_20_Normal" style:data-style-name="N8004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end" fo:margin-left="0cm" style:writing-mode="page"/>
    </style:style>
    <style:style style:name="ce1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18" style:family="table-cell" style:parent-style-name="Excel_20_Built-in_20_Normal" style:data-style-name="N8004">
      <style:table-cell-properties fo:background-color="#ffff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1" table:number-columns-repeated="2" table:default-cell-style-name="ce14"/>
        <table:table-column table:style-name="co1" table:number-columns-repeated="1019" table:default-cell-style-name="ce1"/>
        <table:table-row table:style-name="ro1">
          <table:table-cell office:value-type="string">
            <text:p>producto</text:p>
          </table:table-cell>
          <table:table-cell table:style-name="ce2" office:value-type="string">
            <text:p>AL3G</text:p>
          </table:table-cell>
          <table:table-cell table:style-name="ce2" office:value-type="string">
            <text:p>PANEL ALARMA 3G</text:p>
          </table:table-cell>
          <table:table-cell table:style-name="ce11" office:value-type="float" office:value="750">
            <text:p>750</text:p>
          </table:table-cell>
          <table:table-cell table:style-name="ce17"/>
          <table:table-cell office:value-type="float" office:value="25">
            <text:p>25</text:p>
          </table:table-cell>
          <table:table-cell table:number-columns-repeated="5"/>
          <table:table-cell table:formula="of:=[.F1]+[.G1]+[.H1]+[.I1]+[.J1]+[.K1]" office:value-type="float" office:value="25">
            <text:p>2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L400P</text:p>
          </table:table-cell>
          <table:table-cell table:style-name="ce2" office:value-type="string">
            <text:p>PANEL 400P LINEA TELEFONICA</text:p>
          </table:table-cell>
          <table:table-cell table:style-name="ce11" office:value-type="float" office:value="719.98">
            <text:p>719,98</text:p>
          </table:table-cell>
          <table:table-cell table:style-name="ce18" office:value-type="float" office:value="3439">
            <text:p>3.439,00</text:p>
          </table:table-cell>
          <table:table-cell office:value-type="float" office:value="7">
            <text:p>7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2]+[.G2]+[.H2]+[.I2]+[.J2]+[.K2]" office:value-type="float" office:value="9">
            <text:p>9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L401</text:p>
          </table:table-cell>
          <table:table-cell table:style-name="ce2" office:value-type="string">
            <text:p>Alarma Panel Negocio Gsm Wifi Inalambrica Kit Touch / App</text:p>
          </table:table-cell>
          <table:table-cell table:style-name="ce11" office:value-type="float" office:value="796.9">
            <text:p>796,9</text:p>
          </table:table-cell>
          <table:table-cell table:style-name="ce18" office:value-type="float" office:value="3027.2">
            <text:p>3.027,2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/>
          <table:table-cell table:number-columns-repeated="2" office:value-type="float" office:value="10">
            <text:p>10</text:p>
          </table:table-cell>
          <table:table-cell table:formula="of:=[.F3]+[.G3]+[.H3]+[.I3]+[.J3]+[.K3]" office:value-type="float" office:value="76">
            <text:p>7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LDWAS105-4G</text:p>
          </table:table-cell>
          <table:table-cell table:style-name="ce2" office:value-type="string">
            <text:p>PANEL ALARMA WIFI Y 4G</text:p>
          </table:table-cell>
          <table:table-cell table:style-name="ce11" office:value-type="float" office:value="898.34">
            <text:p>898,34</text:p>
          </table:table-cell>
          <table:table-cell table:style-name="ce18" office:value-type="float" office:value="3143.3">
            <text:p>3.143,30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3"/>
          <table:table-cell table:formula="of:=[.F4]+[.G4]+[.H4]+[.I4]+[.J4]+[.K4]" office:value-type="float" office:value="12">
            <text:p>12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LG20</text:p>
          </table:table-cell>
          <table:table-cell table:style-name="ce2" office:value-type="string">
            <text:p>Alarma Panel Negocio Gsm Wifi Inalambrica Kit Touch App</text:p>
          </table:table-cell>
          <table:table-cell table:style-name="ce11" office:value-type="float" office:value="870.15">
            <text:p>870,15</text:p>
          </table:table-cell>
          <table:table-cell table:style-name="ce18" office:value-type="float" office:value="2800">
            <text:p>2.800,00</text:p>
          </table:table-cell>
          <table:table-cell office:value-type="float" office:value="120">
            <text:p>12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table:formula="of:=[.F5]+[.G5]+[.H5]+[.I5]+[.J5]+[.K5]" office:value-type="float" office:value="160">
            <text:p>16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LG60</text:p>
          </table:table-cell>
          <table:table-cell table:style-name="ce2" office:value-type="string">
            <text:p>PANEL ALARMA DE HUELLA Y 4G</text:p>
          </table:table-cell>
          <table:table-cell table:style-name="ce12" office:value-type="float" office:value="1561.12">
            <text:p>1.561,12</text:p>
          </table:table-cell>
          <table:table-cell table:style-name="ce18" office:value-type="float" office:value="2376">
            <text:p>2.376,00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[.F6]+[.G6]+[.H6]+[.I6]+[.J6]+[.K6]"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MFR433</text:p>
          </table:table-cell>
          <table:table-cell table:style-name="ce2" office:value-type="string">
            <text:p>Amplificador Rf 433 Mhz Para Sistemas De Alarma Inalámbricos</text:p>
          </table:table-cell>
          <table:table-cell table:style-name="ce11" office:value-type="float" office:value="518.36">
            <text:p>518,36</text:p>
          </table:table-cell>
          <table:table-cell table:style-name="ce18" office:value-type="float" office:value="1644.3">
            <text:p>1.644,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F7]+[.G7]+[.H7]+[.I7]+[.J7]+[.K7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PWT1V-B</text:p>
          </table:table-cell>
          <table:table-cell table:style-name="ce2" office:value-type="string">
            <text:p>Apagador Luz Inteligente Wifi Triple Alexa Google Assistant</text:p>
          </table:table-cell>
          <table:table-cell table:style-name="ce11" office:value-type="float" office:value="187.69">
            <text:p>187,69</text:p>
          </table:table-cell>
          <table:table-cell table:style-name="ce17" office:value-type="float" office:value="598.56">
            <text:p>598,56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F8]+[.G8]+[.H8]+[.I8]+[.J8]+[.K8]" office:value-type="float" office:value="40">
            <text:p>4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PWT1V-N</text:p>
          </table:table-cell>
          <table:table-cell table:style-name="ce2" office:value-type="string">
            <text:p>Apagador Luz Inteligente Wifi Triple Alexa Google Assistant</text:p>
          </table:table-cell>
          <table:table-cell table:style-name="ce11" office:value-type="float" office:value="187.69">
            <text:p>187,69</text:p>
          </table:table-cell>
          <table:table-cell table:style-name="ce17" office:value-type="float" office:value="598.56">
            <text:p>598,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[.F9]+[.G9]+[.H9]+[.I9]+[.J9]+[.K9]" office:value-type="float" office:value="15">
            <text:p>1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PWT2V-B</text:p>
          </table:table-cell>
          <table:table-cell table:style-name="ce2" office:value-type="string">
            <text:p>Apagador Luz Inteligente Wifi Triple Alexa Google Assistant</text:p>
          </table:table-cell>
          <table:table-cell table:style-name="ce11" office:value-type="float" office:value="196.14">
            <text:p>196,14</text:p>
          </table:table-cell>
          <table:table-cell table:style-name="ce17" office:value-type="float" office:value="598.56">
            <text:p>598,56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table:number-columns-repeated="4"/>
          <table:table-cell table:formula="of:=[.F10]+[.G10]+[.H10]+[.I10]+[.J10]+[.K10]" office:value-type="float" office:value="45">
            <text:p>4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PWT2V-N</text:p>
          </table:table-cell>
          <table:table-cell table:style-name="ce2" office:value-type="string">
            <text:p>Apagador Luz Inteligente Wifi Triple Alexa Google Assistant</text:p>
          </table:table-cell>
          <table:table-cell table:style-name="ce11" office:value-type="float" office:value="196.14">
            <text:p>196,14</text:p>
          </table:table-cell>
          <table:table-cell table:style-name="ce17" office:value-type="float" office:value="598.56">
            <text:p>598,5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[.F11]+[.G11]+[.H11]+[.I11]+[.J11]+[.K11]" office:value-type="float" office:value="15">
            <text:p>1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PWT3V-B</text:p>
          </table:table-cell>
          <table:table-cell table:style-name="ce2" office:value-type="string">
            <text:p>Apagador Luz Inteligente Wifi Triple Alexa Google Assistant</text:p>
          </table:table-cell>
          <table:table-cell table:style-name="ce11" office:value-type="float" office:value="202.48">
            <text:p>202,48</text:p>
          </table:table-cell>
          <table:table-cell table:style-name="ce17" office:value-type="float" office:value="598.56">
            <text:p>598,56</text:p>
          </table:table-cell>
          <table:table-cell office:value-type="float" office:value="45">
            <text:p>45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[.F12]+[.G12]+[.H12]+[.I12]+[.J12]+[.K12]" office:value-type="float" office:value="60">
            <text:p>6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PWT3V-N</text:p>
          </table:table-cell>
          <table:table-cell table:style-name="ce2" office:value-type="string">
            <text:p>Apagador Luz Inteligente Wifi Triple Alexa Google Assistant</text:p>
          </table:table-cell>
          <table:table-cell table:style-name="ce11" office:value-type="float" office:value="202.48">
            <text:p>202,48</text:p>
          </table:table-cell>
          <table:table-cell table:style-name="ce17" office:value-type="float" office:value="598.56">
            <text:p>598,56</text:p>
          </table:table-cell>
          <table:table-cell/>
          <table:table-cell office:value-type="float" office:value="5">
            <text:p>5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[.F13]+[.G13]+[.H13]+[.I13]+[.J13]+[.K13]" office:value-type="float" office:value="15">
            <text:p>1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T-B-25.5</text:p>
          </table:table-cell>
          <table:table-cell table:style-name="ce2" office:value-type="string">
            <text:p>Alpargata Dama Plataforma 6 Cm Yute Natural Color Blanc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4]+[.G14]+[.H14]+[.I14]+[.J14]+[.K1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B-23</text:p>
          </table:table-cell>
          <table:table-cell table:style-name="ce2" office:value-type="string">
            <text:p>Alpargata Dama Plataforma 6 Cm Yute Natural Color Blanc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5]+[.G15]+[.H15]+[.I15]+[.J15]+[.K1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B-23.5</text:p>
          </table:table-cell>
          <table:table-cell table:style-name="ce2" office:value-type="string">
            <text:p>Alpargata Dama Plataforma 6 Cm Yute Natural Color Blanco</text:p>
          </table:table-cell>
          <table:table-cell table:style-name="ce13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6]+[.G16]+[.H16]+[.I16]+[.J16]+[.K1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B-24</text:p>
          </table:table-cell>
          <table:table-cell table:style-name="ce2" office:value-type="string">
            <text:p>Alpargata Dama Plataforma 6 Cm Yute Natural Color Blanc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7]+[.G17]+[.H17]+[.I17]+[.J17]+[.K1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B-24.5</text:p>
          </table:table-cell>
          <table:table-cell table:style-name="ce2" office:value-type="string">
            <text:p>Alpargata Dama Plataforma 6 Cm Yute Natural Color Blanc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8]+[.G18]+[.H18]+[.I18]+[.J18]+[.K1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B-25</text:p>
          </table:table-cell>
          <table:table-cell table:style-name="ce2" office:value-type="string">
            <text:p>Alpargata Dama Plataforma 6 Cm Yute Natural Color Blanc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9]+[.G19]+[.H19]+[.I19]+[.J19]+[.K1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B-25.5</text:p>
          </table:table-cell>
          <table:table-cell table:style-name="ce2" office:value-type="string">
            <text:p>Alpargata Plataforma Yute Color Blanco Con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0]+[.G20]+[.H20]+[.I20]+[.J20]+[.K2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B-26</text:p>
          </table:table-cell>
          <table:table-cell table:style-name="ce2" office:value-type="string">
            <text:p>Alpargata Dama Plataforma 6 Cm Yute Natural Color Blanc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1]+[.G21]+[.H21]+[.I21]+[.J21]+[.K2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D-23.5</text:p>
          </table:table-cell>
          <table:table-cell table:style-name="ce2" office:value-type="string">
            <text:p>Alpargata Plataforma Yute Color Oro Dorado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2]+[.G22]+[.H22]+[.I22]+[.J22]+[.K2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D-24</text:p>
          </table:table-cell>
          <table:table-cell table:style-name="ce2" office:value-type="string">
            <text:p>Alpargata Plataforma Yute Color Oro Dorado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3]+[.G23]+[.H23]+[.I23]+[.J23]+[.K2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D-24.5</text:p>
          </table:table-cell>
          <table:table-cell table:style-name="ce2" office:value-type="string">
            <text:p>Alpargata Plataforma Yute Color Oro Dorado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4]+[.G24]+[.H24]+[.I24]+[.J24]+[.K2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D-25</text:p>
          </table:table-cell>
          <table:table-cell table:style-name="ce2" office:value-type="string">
            <text:p>Alpargata Plataforma Yute Color Oro Dorado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5]+[.G25]+[.H25]+[.I25]+[.J25]+[.K2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D-25.5</text:p>
          </table:table-cell>
          <table:table-cell table:style-name="ce2" office:value-type="string">
            <text:p>Alpargata Plataforma Yute Color Oro Dorado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6]+[.G26]+[.H26]+[.I26]+[.J26]+[.K2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D-26</text:p>
          </table:table-cell>
          <table:table-cell table:style-name="ce2" office:value-type="string">
            <text:p>Alpargata Plataforma Yute Color Oro Dorado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7]+[.G27]+[.H27]+[.I27]+[.J27]+[.K2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LI-23</text:p>
          </table:table-cell>
          <table:table-cell table:style-name="ce2" office:value-type="string">
            <text:p>Alpargatas Plataforma Yute Natural Listón Color Caqui 12cm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8]+[.G28]+[.H28]+[.I28]+[.J28]+[.K2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LI-23.5</text:p>
          </table:table-cell>
          <table:table-cell table:style-name="ce2" office:value-type="string">
            <text:p>Alpargatas Plataforma Yute Natural Listón Color Caqui 12cm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9]+[.G29]+[.H29]+[.I29]+[.J29]+[.K2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LI-24</text:p>
          </table:table-cell>
          <table:table-cell table:style-name="ce2" office:value-type="string">
            <text:p>Alpargatas Plataforma Yute Natural Listón Color Caqui 12cm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30]+[.G30]+[.H30]+[.I30]+[.J30]+[.K3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LI-24.5</text:p>
          </table:table-cell>
          <table:table-cell table:style-name="ce2" office:value-type="string">
            <text:p>Alpargatas Plataforma Yute Natural Listón Color Caqui 12cm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31]+[.G31]+[.H31]+[.I31]+[.J31]+[.K3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LI-25</text:p>
          </table:table-cell>
          <table:table-cell table:style-name="ce2" office:value-type="string">
            <text:p>Alpargatas Plataforma Yute Natural Listón Color Caqui 12cm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32]+[.G32]+[.H32]+[.I32]+[.J32]+[.K3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LI-25.5</text:p>
          </table:table-cell>
          <table:table-cell table:style-name="ce2" office:value-type="string">
            <text:p>Alpargatas Plataforma Yute Natural Listón Color Caqui 12cm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33]+[.G33]+[.H33]+[.I33]+[.J33]+[.K3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LI-26</text:p>
          </table:table-cell>
          <table:table-cell table:style-name="ce2" office:value-type="string">
            <text:p>Alpargatas Plataforma Yute Natural Listón Color Caqui 12cm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34]+[.G34]+[.H34]+[.I34]+[.J34]+[.K3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N-23</text:p>
          </table:table-cell>
          <table:table-cell table:style-name="ce2" office:value-type="string">
            <text:p>Alpargata Plataforma Yute Color Negro Con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35]+[.G35]+[.H35]+[.I35]+[.J35]+[.K3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N-23.5</text:p>
          </table:table-cell>
          <table:table-cell table:style-name="ce2" office:value-type="string">
            <text:p>Alpargata Plataforma Yute Color Negro Con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36]+[.G36]+[.H36]+[.I36]+[.J36]+[.K3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N-24</text:p>
          </table:table-cell>
          <table:table-cell table:style-name="ce2" office:value-type="string">
            <text:p>Alpargata Plataforma Yute Color Negro Con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37]+[.G37]+[.H37]+[.I37]+[.J37]+[.K3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N-24.5</text:p>
          </table:table-cell>
          <table:table-cell table:style-name="ce2" office:value-type="string">
            <text:p>Alpargata Plataforma Yute Color Negro Con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38]+[.G38]+[.H38]+[.I38]+[.J38]+[.K3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N-25.5</text:p>
          </table:table-cell>
          <table:table-cell table:style-name="ce2" office:value-type="string">
            <text:p>Alpargata Plataforma Yute Color Negro Con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39]+[.G39]+[.H39]+[.I39]+[.J39]+[.K3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N-26</text:p>
          </table:table-cell>
          <table:table-cell table:style-name="ce2" office:value-type="string">
            <text:p>Alpargata Plataforma Yute Color Negro Con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40]+[.G40]+[.H40]+[.I40]+[.J40]+[.K4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R-23.5</text:p>
          </table:table-cell>
          <table:table-cell table:style-name="ce2" office:value-type="string">
            <text:p>Alpargata Plataforma Yute Roja Dama Y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41]+[.G41]+[.H41]+[.I41]+[.J41]+[.K4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R-24.5</text:p>
          </table:table-cell>
          <table:table-cell table:style-name="ce2" office:value-type="string">
            <text:p>Alpargata Plataforma Yute Roja Dama Y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42]+[.G42]+[.H42]+[.I42]+[.J42]+[.K4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R-25</text:p>
          </table:table-cell>
          <table:table-cell table:style-name="ce2" office:value-type="string">
            <text:p>Alpargata Plataforma Yute Roja Dama Y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43]+[.G43]+[.H43]+[.I43]+[.J43]+[.K4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R25.5</text:p>
          </table:table-cell>
          <table:table-cell table:style-name="ce2" office:value-type="string">
            <text:p>Alpargata Plataforma Yute Roja Dama Y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44]+[.G44]+[.H44]+[.I44]+[.J44]+[.K4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AY-R-26</text:p>
          </table:table-cell>
          <table:table-cell table:style-name="ce2" office:value-type="string">
            <text:p>Alpargata Plataforma Yute Roja Dama Y Labial De Regal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45]+[.G45]+[.H45]+[.I45]+[.J45]+[.K4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D-EN-CH</text:p>
          </table:table-cell>
          <table:table-cell table:style-name="ce2" office:value-type="string">
            <text:p>Body Sexy Teddy Trikini Azul/negro Tipo Encaje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46]+[.G46]+[.H46]+[.I46]+[.J46]+[.K4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D-EN-G</text:p>
          </table:table-cell>
          <table:table-cell table:style-name="ce2" office:value-type="string">
            <text:p>Body Sexy Teddy Trikini Azul/negro Tipo Encaje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47]+[.G47]+[.H47]+[.I47]+[.J47]+[.K4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D-EN-M</text:p>
          </table:table-cell>
          <table:table-cell table:style-name="ce2" office:value-type="string">
            <text:p>Body Sexy Teddy Trikini Azul/negro Tipo Encaje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48]+[.G48]+[.H48]+[.I48]+[.J48]+[.K4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DO-CO-CH</text:p>
          </table:table-cell>
          <table:table-cell table:style-name="ce2" office:value-type="string">
            <text:p>Baby Doll Lencería Sexy Disfraz Colegiala Con Tanga Gratis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49]+[.G49]+[.H49]+[.I49]+[.J49]+[.K4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DO-CO-G</text:p>
          </table:table-cell>
          <table:table-cell table:style-name="ce2" office:value-type="string">
            <text:p>Baby Doll Lencería Sexy Disfraz Colegiala Con Tanga Gratis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50]+[.G50]+[.H50]+[.I50]+[.J50]+[.K5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DO-CO-M</text:p>
          </table:table-cell>
          <table:table-cell table:style-name="ce2" office:value-type="string">
            <text:p>Baby Doll Lencería Sexy Disfraz Colegiala Con Tanga Gratis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51]+[.G51]+[.H51]+[.I51]+[.J51]+[.K5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DO-R-CH</text:p>
          </table:table-cell>
          <table:table-cell table:style-name="ce2" office:value-type="string">
            <text:p>Baby Doll Rojo Trikini Entre Pierna Abierto Sexy Fino Erotic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52]+[.G52]+[.H52]+[.I52]+[.J52]+[.K5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DO-R-G</text:p>
          </table:table-cell>
          <table:table-cell table:style-name="ce2" office:value-type="string">
            <text:p>Baby Doll Rojo Trikini Entre Pierna Abierto Sexy Fino Erotic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53]+[.G53]+[.H53]+[.I53]+[.J53]+[.K5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DO-R-M</text:p>
          </table:table-cell>
          <table:table-cell table:style-name="ce2" office:value-type="string">
            <text:p>Baby Doll Rojo Trikini Entre Pierna Abierto Sexy Fino Erotic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54]+[.G54]+[.H54]+[.I54]+[.J54]+[.K5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LED-bluetooth</text:p>
          </table:table-cell>
          <table:table-cell table:style-name="ce2" office:value-type="string">
            <text:p>Barra Luz Led Inteligente Rgb Bluetooth Tuya App Smartife</text:p>
          </table:table-cell>
          <table:table-cell table:style-name="ce11" office:value-type="float" office:value="500">
            <text:p>500</text:p>
          </table:table-cell>
          <table:table-cell table:style-name="ce17"/>
          <table:table-cell office:value-type="float" office:value="3">
            <text:p>3</text:p>
          </table:table-cell>
          <table:table-cell table:number-columns-repeated="5"/>
          <table:table-cell table:formula="of:=[.F55]+[.G55]+[.H55]+[.I55]+[.J55]+[.K55]"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LED-K83</text:p>
          </table:table-cell>
          <table:table-cell table:style-name="ce2" office:value-type="string">
            <text:p>barra luz led</text:p>
          </table:table-cell>
          <table:table-cell table:style-name="ce11" office:value-type="float" office:value="509">
            <text:p>509</text:p>
          </table:table-cell>
          <table:table-cell table:style-name="ce17"/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[.F56]+[.G56]+[.H56]+[.I56]+[.J56]+[.K56]"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MA-HO-01</text:p>
          </table:table-cell>
          <table:table-cell table:style-name="ce2" office:value-type="string">
            <text:p>Base Maquillaje Bb Cream Cabeza De Hongo Blanqueador Hidrata</text:p>
          </table:table-cell>
          <table:table-cell table:style-name="ce11" office:value-type="float" office:value="83.74">
            <text:p>83,74</text:p>
          </table:table-cell>
          <table:table-cell table:style-name="ce17" office:value-type="float" office:value="486.72">
            <text:p>486,72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2"/>
          <table:table-cell table:formula="of:=[.F57]+[.G57]+[.H57]+[.I57]+[.J57]+[.K57]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MA-HO-02</text:p>
          </table:table-cell>
          <table:table-cell table:style-name="ce2" office:value-type="string">
            <text:p>Base Maquillaje Bb Cream Cabeza De Hongo Blanqueador Hidrata</text:p>
          </table:table-cell>
          <table:table-cell table:style-name="ce11" office:value-type="float" office:value="90.14">
            <text:p>90,14</text:p>
          </table:table-cell>
          <table:table-cell table:style-name="ce17" office:value-type="float" office:value="486.72">
            <text:p>486,72</text:p>
          </table:table-cell>
          <table:table-cell office:value-type="float" office:value="65">
            <text:p>65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2"/>
          <table:table-cell table:formula="of:=[.F58]+[.G58]+[.H58]+[.I58]+[.J58]+[.K58]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M-23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59]+[.G59]+[.H59]+[.I59]+[.J59]+[.K59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M-23.5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60]+[.G60]+[.H60]+[.I60]+[.J60]+[.K60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M-24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61]+[.G61]+[.H61]+[.I61]+[.J61]+[.K61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M-24.5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62]+[.G62]+[.H62]+[.I62]+[.J62]+[.K62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M-25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63]+[.G63]+[.H63]+[.I63]+[.J63]+[.K63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M-25.5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64]+[.G64]+[.H64]+[.I64]+[.J64]+[.K64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N-23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65]+[.G65]+[.H65]+[.I65]+[.J65]+[.K65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N-23.5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66]+[.G66]+[.H66]+[.I66]+[.J66]+[.K66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N-24.5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67]+[.G67]+[.H67]+[.I67]+[.J67]+[.K67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N-25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68]+[.G68]+[.H68]+[.I68]+[.J68]+[.K68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N-25.5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69]+[.G69]+[.H69]+[.I69]+[.J69]+[.K69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V-23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70]+[.G70]+[.H70]+[.I70]+[.J70]+[.K70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V-23.5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71]+[.G71]+[.H71]+[.I71]+[.J71]+[.K71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V-24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72]+[.G72]+[.H72]+[.I72]+[.J72]+[.K72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V-24.5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73]+[.G73]+[.H73]+[.I73]+[.J73]+[.K73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V-25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74]+[.G74]+[.H74]+[.I74]+[.J74]+[.K74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O-805-V-25.5</text:p>
          </table:table-cell>
          <table:table-cell table:style-name="ce2" office:value-type="string">
            <text:p>BOTIN DE DAMA</text:p>
          </table:table-cell>
          <table:table-cell table:style-name="ce11" office:value-type="float" office:value="236">
            <text:p>236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75]+[.G75]+[.H75]+[.I75]+[.J75]+[.K75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T-2-CH</text:p>
          </table:table-cell>
          <table:table-cell table:style-name="ce2" office:value-type="string">
            <text:p>Body Teddy 2 Pzas. Negro Tipo Encaje Con Ligero Sensual Fin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76]+[.G76]+[.H76]+[.I76]+[.J76]+[.K7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T-2-G</text:p>
          </table:table-cell>
          <table:table-cell table:style-name="ce2" office:value-type="string">
            <text:p>Body Teddy 2 Pzas. Negro Tipo Encaje Con Ligero Sensual Fin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77]+[.G77]+[.H77]+[.I77]+[.J77]+[.K7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BT-2-M</text:p>
          </table:table-cell>
          <table:table-cell table:style-name="ce2" office:value-type="string">
            <text:p>Body Teddy 2 Pzas. Negro Tipo Encaje Con Ligero Sensual Fino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78]+[.G78]+[.H78]+[.I78]+[.J78]+[.K7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433</text:p>
          </table:table-cell>
          <table:table-cell table:style-name="ce2" office:value-type="string">
            <text:p>Control Remoto Especial Para Panel Alarmas 433mhz Botón Sos</text:p>
          </table:table-cell>
          <table:table-cell table:style-name="ce11" office:value-type="float" office:value="55">
            <text:p>55</text:p>
          </table:table-cell>
          <table:table-cell table:style-name="ce17"/>
          <table:table-cell office:value-type="float" office:value="50">
            <text:p>50</text:p>
          </table:table-cell>
          <table:table-cell table:number-columns-repeated="5"/>
          <table:table-cell table:formula="of:=[.F79]+[.G79]+[.H79]+[.I79]+[.J79]+[.K79]" office:value-type="float" office:value="50">
            <text:p>5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A-A8S-H</text:p>
          </table:table-cell>
          <table:table-cell table:style-name="ce2" office:value-type="string">
            <text:p>Cámara Wifi Vigilancia 360 Grados Lente Ojo De Pez App Cel</text:p>
          </table:table-cell>
          <table:table-cell table:style-name="ce11" office:value-type="float" office:value="315.57">
            <text:p>315,57</text:p>
          </table:table-cell>
          <table:table-cell table:style-name="ce18" office:value-type="float" office:value="1720.4">
            <text:p>1.720,40</text:p>
          </table:table-cell>
          <table:table-cell office:value-type="float" office:value="0">
            <text:p>0</text:p>
          </table:table-cell>
          <table:table-cell table:number-columns-repeated="5"/>
          <table:table-cell table:formula="of:=[.F80]+[.G80]+[.H80]+[.I80]+[.J80]+[.K8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3" office:value-type="string">
            <text:p>CA-C262X-H-4MM</text:p>
          </table:table-cell>
          <table:table-cell table:style-name="ce2" office:value-type="string">
            <text:p>Cámara Sirena Luz Estrobo Exterior Interior Wifi Ptz</text:p>
          </table:table-cell>
          <table:table-cell table:style-name="ce11" office:value-type="float" office:value="490.99">
            <text:p>490,99</text:p>
          </table:table-cell>
          <table:table-cell table:style-name="ce18" office:value-type="float" office:value="3312">
            <text:p>3.312,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formula="of:=[.F81]+[.G81]+[.H81]+[.I81]+[.J81]+[.K81]"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A-C28X-H-4MM</text:p>
          </table:table-cell>
          <table:table-cell table:style-name="ce2" office:value-type="string">
            <text:p>Cámara Seguridad Wifi Ptz 3mp Exterior 360 Alarma Zoom App</text:p>
          </table:table-cell>
          <table:table-cell table:style-name="ce11" office:value-type="float" office:value="753">
            <text:p>753</text:p>
          </table:table-cell>
          <table:table-cell table:style-name="ce17" office:value-type="float" office:value="3312">
            <text:p>3312</text:p>
          </table:table-cell>
          <table:table-cell table:number-columns-repeated="6"/>
          <table:table-cell table:formula="of:=[.F82]+[.G82]+[.H82]+[.I82]+[.J82]+[.K82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3" office:value-type="string">
            <text:p>CA-VC3-4G</text:p>
          </table:table-cell>
          <table:table-cell table:style-name="ce3" office:value-type="string">
            <text:p>Cámara Seguridad Exterior Panel Solar 4g 1080p Movimiento</text:p>
          </table:table-cell>
          <table:table-cell table:style-name="ce11" office:value-type="float" office:value="1227">
            <text:p>1227</text:p>
          </table:table-cell>
          <table:table-cell table:style-name="ce17" office:value-type="float" office:value="7000">
            <text:p>7000</text:p>
          </table:table-cell>
          <table:table-cell office:value-type="float" office:value="10">
            <text:p>10</text:p>
          </table:table-cell>
          <table:table-cell table:number-columns-repeated="5"/>
          <table:table-cell table:formula="of:=[.F83]+[.G83]+[.H83]+[.I83]+[.J83]+[.K83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3" office:value-type="string">
            <text:p>CA-GN-PT307-W500</text:p>
          </table:table-cell>
          <table:table-cell table:style-name="ce2" office:value-type="string">
            <text:p>Cámara Seguridad Wifi Ptz 5mp Exterior 360 Alarma Zoom Tuya</text:p>
          </table:table-cell>
          <table:table-cell table:style-name="ce11" office:value-type="float" office:value="601.4">
            <text:p>601,4</text:p>
          </table:table-cell>
          <table:table-cell table:style-name="ce18" office:value-type="float" office:value="3543.75">
            <text:p>3.543,7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F84]+[.G84]+[.H84]+[.I84]+[.J84]+[.K84]" office:value-type="float" office:value="26">
            <text:p>2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3" office:value-type="string">
            <text:p>CA-GN-PTB25-W300S</text:p>
          </table:table-cell>
          <table:table-cell table:style-name="ce2" office:value-type="string">
            <text:p>Cámara Solar Exterior Wifi Ptz 3mp Seguridad 360 128gb App</text:p>
          </table:table-cell>
          <table:table-cell table:style-name="ce12" office:value-type="float" office:value="1076.39">
            <text:p>1.076,39</text:p>
          </table:table-cell>
          <table:table-cell table:style-name="ce18" office:value-type="float" office:value="5336">
            <text:p>5.336,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number-columns-repeated="4"/>
          <table:table-cell table:formula="of:=[.F85]+[.G85]+[.H85]+[.I85]+[.J85]+[.K85]" office:value-type="float" office:value="6">
            <text:p>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3" office:value-type="string">
            <text:p>CA-GN-PTD2-W400</text:p>
          </table:table-cell>
          <table:table-cell table:style-name="ce2" office:value-type="string">
            <text:p>Cámara Seguridad Doble Lente Wifi 4mp Exterior 360 Zoom8x</text:p>
          </table:table-cell>
          <table:table-cell table:style-name="ce12" office:value-type="float" office:value="1016.77">
            <text:p>1.016,77</text:p>
          </table:table-cell>
          <table:table-cell table:style-name="ce18" office:value-type="float" office:value="5892.6">
            <text:p>5.892,6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2">
            <text:p>2</text:p>
          </table:table-cell>
          <table:table-cell table:formula="of:=[.F86]+[.G86]+[.H86]+[.I86]+[.J86]+[.K86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3" office:value-type="string">
            <text:p>CA-GNTY20D-W300</text:p>
          </table:table-cell>
          <table:table-cell table:style-name="ce2" office:value-type="string">
            <text:p>Cámara Wifi 360° Interior Ptz Alexa Google Home 1080p</text:p>
          </table:table-cell>
          <table:table-cell table:style-name="ce11" office:value-type="float" office:value="370.03">
            <text:p>370,03</text:p>
          </table:table-cell>
          <table:table-cell table:style-name="ce18" office:value-type="float" office:value="1505.71">
            <text:p>1.505,7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formula="of:=[.F87]+[.G87]+[.H87]+[.I87]+[.J87]+[.K87]"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3" office:value-type="string">
            <text:p>CA-GN-YA02-W200</text:p>
          </table:table-cell>
          <table:table-cell table:style-name="ce2" office:value-type="string">
            <text:p>Cámara Wifi 360° Bombilla Audio Bidireccional Socket 2mp</text:p>
          </table:table-cell>
          <table:table-cell table:style-name="ce11" office:value-type="float" office:value="394.81">
            <text:p>394,81</text:p>
          </table:table-cell>
          <table:table-cell table:style-name="ce18" office:value-type="float" office:value="2580.6">
            <text:p>2.580,60</text:p>
          </table:table-cell>
          <table:table-cell office:value-type="float" office:value="5">
            <text:p>5</text:p>
          </table:table-cell>
          <table:table-cell table:number-columns-repeated="3"/>
          <table:table-cell table:number-columns-repeated="2" office:value-type="float" office:value="1">
            <text:p>1</text:p>
          </table:table-cell>
          <table:table-cell table:formula="of:=[.F88]+[.G88]+[.H88]+[.I88]+[.J88]+[.K88]" office:value-type="float" office:value="7">
            <text:p>7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A-GT100</text:p>
          </table:table-cell>
          <table:table-cell table:style-name="ce2" office:value-type="string">
            <text:p>Cámara Taxi Uber Didi Carro Video Automovil 3 Lentes Hd1080</text:p>
          </table:table-cell>
          <table:table-cell table:style-name="ce11" office:value-type="float" office:value="421.4">
            <text:p>421,4</text:p>
          </table:table-cell>
          <table:table-cell table:style-name="ce18" office:value-type="float" office:value="2621.61">
            <text:p>2.621,61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formula="of:=[.F89]+[.G89]+[.H89]+[.I89]+[.J89]+[.K89]" office:value-type="float" office:value="50">
            <text:p>5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AMI-USB-U21</text:p>
          </table:table-cell>
          <table:table-cell table:style-name="ce2" office:value-type="string">
            <text:p>Mini Cámara Usb Hd Espia Discreta Oculta Graba Audio Video</text:p>
          </table:table-cell>
          <table:table-cell table:style-name="ce11" office:value-type="float" office:value="188.38">
            <text:p>188,38</text:p>
          </table:table-cell>
          <table:table-cell table:style-name="ce17" office:value-type="float" office:value="87.37">
            <text:p>87,37</text:p>
          </table:table-cell>
          <table:table-cell office:value-type="float" office:value="3">
            <text:p>3</text:p>
          </table:table-cell>
          <table:table-cell table:number-columns-repeated="3"/>
          <table:table-cell table:number-columns-repeated="2" office:value-type="float" office:value="2">
            <text:p>2</text:p>
          </table:table-cell>
          <table:table-cell table:formula="of:=[.F90]+[.G90]+[.H90]+[.I90]+[.J90]+[.K90]" office:value-type="float" office:value="7">
            <text:p>7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A-Q16S-H-1</text:p>
          </table:table-cell>
          <table:table-cell table:style-name="ce2" office:value-type="string">
            <text:p>Cámara Wifi 360° Bombilla Audio Bidireccional Socket App Cel</text:p>
          </table:table-cell>
          <table:table-cell table:style-name="ce11" office:value-type="float" office:value="341.11">
            <text:p>341,11</text:p>
          </table:table-cell>
          <table:table-cell table:style-name="ce18" office:value-type="float" office:value="1917.6">
            <text:p>1.917,60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91]+[.G91]+[.H91]+[.I91]+[.J91]+[.K9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A-Q21S-H</text:p>
          </table:table-cell>
          <table:table-cell table:style-name="ce2" office:value-type="string">
            <text:p>Cámara Seguridad Wifi Visión Nocturna Color Inalambrica App</text:p>
          </table:table-cell>
          <table:table-cell table:style-name="ce11" office:value-type="float" office:value="331">
            <text:p>331</text:p>
          </table:table-cell>
          <table:table-cell table:style-name="ce17" office:value-type="float" office:value="1644">
            <text:p>1644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92]+[.G92]+[.H92]+[.I92]+[.J92]+[.K9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A-Q6PRO</text:p>
          </table:table-cell>
          <table:table-cell table:style-name="ce2" office:value-type="string">
            <text:p>Cámara Monitor Bebe Vision Nocturna Conecta Con Tú Celular</text:p>
          </table:table-cell>
          <table:table-cell table:style-name="ce11" office:value-type="float" office:value="250">
            <text:p>250</text:p>
          </table:table-cell>
          <table:table-cell table:style-name="ce17" office:value-type="float" office:value="1644">
            <text:p>1644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3" office:value-type="float" office:value="2">
            <text:p>2</text:p>
          </table:table-cell>
          <table:table-cell table:formula="of:=[.F93]+[.G93]+[.H93]+[.I93]+[.J93]+[.K93]" office:value-type="float" office:value="9">
            <text:p>9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A-T8</text:p>
          </table:table-cell>
          <table:table-cell table:style-name="ce2" office:value-type="string">
            <text:p>Cámara Taxi Carro Video Automovil Dvr De3 Lentes Fullhd1080</text:p>
          </table:table-cell>
          <table:table-cell table:style-name="ce11" office:value-type="float" office:value="483.05">
            <text:p>483,05</text:p>
          </table:table-cell>
          <table:table-cell table:style-name="ce18" office:value-type="float" office:value="2621.61">
            <text:p>2.621,61</text:p>
          </table:table-cell>
          <table:table-cell office:value-type="float" office:value="45">
            <text:p>45</text:p>
          </table:table-cell>
          <table:table-cell table:number-columns-repeated="2"/>
          <table:table-cell table:number-columns-repeated="3" office:value-type="float" office:value="5">
            <text:p>5</text:p>
          </table:table-cell>
          <table:table-cell table:formula="of:=[.F94]+[.G94]+[.H94]+[.I94]+[.J94]+[.K94]" office:value-type="float" office:value="60">
            <text:p>6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A-VC3-4G</text:p>
          </table:table-cell>
          <table:table-cell table:style-name="ce2" office:value-type="string">
            <text:p>Cámara Seguridad Exterior Panel Solar 4g 1080p Movimient</text:p>
          </table:table-cell>
          <table:table-cell table:style-name="ce12" office:value-type="float" office:value="1226.69">
            <text:p>1.226,69</text:p>
          </table:table-cell>
          <table:table-cell table:style-name="ce18" office:value-type="float" office:value="7000">
            <text:p>7.000,00</text:p>
          </table:table-cell>
          <table:table-cell office:value-type="float" office:value="10">
            <text:p>10</text:p>
          </table:table-cell>
          <table:table-cell table:number-columns-repeated="5"/>
          <table:table-cell table:formula="of:=[.F95]+[.G95]+[.H95]+[.I95]+[.J95]+[.K95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A-VC3-W-4MM</text:p>
          </table:table-cell>
          <table:table-cell table:style-name="ce2" office:value-type="string">
            <text:p>Cámara Seguridad Exterior Panel Solar Wifi 1080p Movimiento</text:p>
          </table:table-cell>
          <table:table-cell table:style-name="ce12" office:value-type="float" office:value="1144.57">
            <text:p>1.144,57</text:p>
          </table:table-cell>
          <table:table-cell table:style-name="ce18" office:value-type="float" office:value="7000">
            <text:p>7.000,00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96]+[.G96]+[.H96]+[.I96]+[.J96]+[.K9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A-VRT-Q6 pro</text:p>
          </table:table-cell>
          <table:table-cell table:style-name="ce2" office:value-type="string">
            <text:p>Cámara Monitor Bebe Vision Nocturna Conecta Con Tú Celular</text:p>
          </table:table-cell>
          <table:table-cell table:style-name="ce11" office:value-type="float" office:value="250">
            <text:p>250</text:p>
          </table:table-cell>
          <table:table-cell table:style-name="ce17" office:value-type="float" office:value="1644">
            <text:p>1644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97]+[.G97]+[.H97]+[.I97]+[.J97]+[.K9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A-WS-Q202D</text:p>
          </table:table-cell>
          <table:table-cell table:style-name="ce2" office:value-type="string">
            <text:p>Cámara Wifi 360°bombilla Audio Bidireccional Socket 2mp Icse</text:p>
          </table:table-cell>
          <table:table-cell table:style-name="ce11" office:value-type="float" office:value="333">
            <text:p>333</text:p>
          </table:table-cell>
          <table:table-cell table:style-name="ce17" office:value-type="float" office:value="614">
            <text:p>614</text:p>
          </table:table-cell>
          <table:table-cell office:value-type="float" office:value="4">
            <text:p>4</text:p>
          </table:table-cell>
          <table:table-cell table:number-columns-repeated="2"/>
          <table:table-cell table:number-columns-repeated="3" office:value-type="float" office:value="2">
            <text:p>2</text:p>
          </table:table-cell>
          <table:table-cell table:formula="of:=[.F98]+[.G98]+[.H98]+[.I98]+[.J98]+[.K98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3" office:value-type="string">
            <text:p>CA-WS-Q5-FLEXIBLE</text:p>
          </table:table-cell>
          <table:table-cell table:style-name="ce2" office:value-type="string">
            <text:p>Cámara Para Bebe Con Tripie Flexible Wifi 360° 1080p Alexa</text:p>
          </table:table-cell>
          <table:table-cell table:style-name="ce11" office:value-type="float" office:value="450">
            <text:p>450</text:p>
          </table:table-cell>
          <table:table-cell table:style-name="ce17" office:value-type="float" office:value="1458">
            <text:p>1458</text:p>
          </table:table-cell>
          <table:table-cell office:value-type="float" office:value="10">
            <text:p>10</text:p>
          </table:table-cell>
          <table:table-cell table:number-columns-repeated="5"/>
          <table:table-cell table:formula="of:=[.F99]+[.G99]+[.H99]+[.I99]+[.J99]+[.K99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EL102-NEGRA</text:p>
          </table:table-cell>
          <table:table-cell table:style-name="ce2" office:value-type="string">
            <text:p>Cerradura Inteligente Cancel Electrónica App Huella Exterior</text:p>
          </table:table-cell>
          <table:table-cell table:style-name="ce11" office:value-type="float" office:value="1890">
            <text:p>1890</text:p>
          </table:table-cell>
          <table:table-cell table:style-name="ce17" office:value-type="float" office:value="9747">
            <text:p>9747</text:p>
          </table:table-cell>
          <table:table-cell office:value-type="float" office:value="2">
            <text:p>2</text:p>
          </table:table-cell>
          <table:table-cell table:number-columns-repeated="5"/>
          <table:table-cell table:formula="of:=[.F100]+[.G100]+[.H100]+[.I100]+[.J100]+[.K100]"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EL102-PLATA</text:p>
          </table:table-cell>
          <table:table-cell table:style-name="ce2" office:value-type="string">
            <text:p>Cerradura Inteligente Cancel Electrónica App Huella Exterior</text:p>
          </table:table-cell>
          <table:table-cell table:style-name="ce11" office:value-type="float" office:value="1890">
            <text:p>1890</text:p>
          </table:table-cell>
          <table:table-cell table:style-name="ce17" office:value-type="float" office:value="9747">
            <text:p>9747</text:p>
          </table:table-cell>
          <table:table-cell office:value-type="float" office:value="2">
            <text:p>2</text:p>
          </table:table-cell>
          <table:table-cell table:number-columns-repeated="5"/>
          <table:table-cell table:formula="of:=[.F101]+[.G101]+[.H101]+[.I101]+[.J101]+[.K101]"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EN25-DOBLE</text:p>
          </table:table-cell>
          <table:table-cell table:style-name="ce2" office:value-type="string">
            <text:p>Cerradura Inteligente Wifi 5 Modos De Apertura Exterior</text:p>
          </table:table-cell>
          <table:table-cell table:style-name="ce12" office:value-type="float" office:value="1429.71">
            <text:p>1.429,71</text:p>
          </table:table-cell>
          <table:table-cell table:style-name="ce18" office:value-type="float" office:value="5565">
            <text:p>5.565,0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F102]+[.G102]+[.H102]+[.I102]+[.J102]+[.K102]" office:value-type="float" office:value="20">
            <text:p>2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EN25-PERILLA</text:p>
          </table:table-cell>
          <table:table-cell table:style-name="ce2" office:value-type="string">
            <text:p>Cerradura Tuya Wifi Sin Cableado Exterior Huella Dactilar</text:p>
          </table:table-cell>
          <table:table-cell table:style-name="ce12" office:value-type="float" office:value="1219.71">
            <text:p>1.219,71</text:p>
          </table:table-cell>
          <table:table-cell table:style-name="ce18" office:value-type="float" office:value="5565">
            <text:p>5.565,00</text:p>
          </table:table-cell>
          <table:table-cell office:value-type="float" office:value="12">
            <text:p>12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F103]+[.G103]+[.H103]+[.I103]+[.J103]+[.K103]" office:value-type="float" office:value="20">
            <text:p>2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-EX-10M</text:p>
          </table:table-cell>
          <table:table-cell table:style-name="ce2" office:value-type="string">
            <text:p>Cable De Extensión 10 Metros 5,5mm X 2,1mm Para Cámara Cctv</text:p>
          </table:table-cell>
          <table:table-cell table:style-name="ce11" office:value-type="float" office:value="65.76">
            <text:p>65,76</text:p>
          </table:table-cell>
          <table:table-cell table:style-name="ce17" office:value-type="float" office:value="468">
            <text:p>468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 table:formula="of:=[.F104]+[.G104]+[.H104]+[.I104]+[.J104]+[.K104]" office:value-type="float" office:value="60">
            <text:p>6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-EX-5M</text:p>
          </table:table-cell>
          <table:table-cell table:style-name="ce2" office:value-type="string">
            <text:p>Cable Extensión 5 Metros Para Cámara Cctv Dc 5,5mm X 2,1mm</text:p>
          </table:table-cell>
          <table:table-cell table:style-name="ce11" office:value-type="float" office:value="56.92">
            <text:p>56,92</text:p>
          </table:table-cell>
          <table:table-cell table:style-name="ce17" office:value-type="float" office:value="453.6">
            <text:p>453,6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table:number-columns-repeated="4"/>
          <table:table-cell table:formula="of:=[.F105]+[.G105]+[.H105]+[.I105]+[.J105]+[.K105]" office:value-type="float" office:value="55">
            <text:p>5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GW-CK300A</text:p>
          </table:table-cell>
          <table:table-cell table:style-name="ce2" office:value-type="string">
            <text:p>Control Garage Wifi Inteligente Portones Google Alexa Tuya</text:p>
          </table:table-cell>
          <table:table-cell table:style-name="ce11" office:value-type="float" office:value="267.99">
            <text:p>267,99</text:p>
          </table:table-cell>
          <table:table-cell table:style-name="ce18" office:value-type="float" office:value="1193.4">
            <text:p>1.193,40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formula="of:=[.F106]+[.G106]+[.H106]+[.I106]+[.J106]+[.K106]" office:value-type="float" office:value="39">
            <text:p>39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HRFID-LLAVE</text:p>
          </table:table-cell>
          <table:table-cell table:style-name="ce2" office:value-type="string">
            <text:p>Chapa Cerradura Eléctrica Rfid Con Control Remoto De Pilas</text:p>
          </table:table-cell>
          <table:table-cell table:style-name="ce11" office:value-type="float" office:value="589.84">
            <text:p>589,84</text:p>
          </table:table-cell>
          <table:table-cell table:style-name="ce18" office:value-type="float" office:value="1529.42">
            <text:p>1.529,42</text:p>
          </table:table-cell>
          <table:table-cell office:value-type="float" office:value="5">
            <text:p>5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F107]+[.G107]+[.H107]+[.I107]+[.J107]+[.K107]" office:value-type="float" office:value="15">
            <text:p>1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HRFID-PERILLA</text:p>
          </table:table-cell>
          <table:table-cell table:style-name="ce2" office:value-type="string">
            <text:p>Chapa Cerradura Eléctrica Rfid Con Control Remoto De Pilas</text:p>
          </table:table-cell>
          <table:table-cell table:style-name="ce11" office:value-type="float" office:value="760.34">
            <text:p>760,34</text:p>
          </table:table-cell>
          <table:table-cell table:style-name="ce17" office:value-type="float" office:value="990">
            <text:p>990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F108]+[.G108]+[.H108]+[.I108]+[.J108]+[.K108]" office:value-type="float" office:value="14">
            <text:p>14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H-SH004-N-CH</text:p>
          </table:table-cell>
          <table:table-cell table:style-name="ce2" office:value-type="string">
            <text:p>Chamarra Abrigo Largo American Leader Moda Mujer Gabardina</text:p>
          </table:table-cell>
          <table:table-cell table:style-name="ce11" office:value-type="float" office:value="299">
            <text:p>299</text:p>
          </table:table-cell>
          <table:table-cell table:style-name="ce18" office:value-type="float" office:value="3110.4">
            <text:p>3.110,40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[.F109]+[.G109]+[.H109]+[.I109]+[.J109]+[.K109]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H-SH004-N-M</text:p>
          </table:table-cell>
          <table:table-cell table:style-name="ce2" office:value-type="string">
            <text:p>Chamarra Abrigo Largo American Leader Moda Mujer Gabardina</text:p>
          </table:table-cell>
          <table:table-cell table:style-name="ce11" office:value-type="float" office:value="299">
            <text:p>299</text:p>
          </table:table-cell>
          <table:table-cell table:style-name="ce18" office:value-type="float" office:value="3110.4">
            <text:p>3.110,40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[.F110]+[.G110]+[.H110]+[.I110]+[.J110]+[.K110]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H-SH004-P-CH</text:p>
          </table:table-cell>
          <table:table-cell table:style-name="ce2" office:value-type="string">
            <text:p>Chamarra Abrigo Largo American Leader Moda Mujer Gabardina</text:p>
          </table:table-cell>
          <table:table-cell table:style-name="ce11" office:value-type="float" office:value="299">
            <text:p>299</text:p>
          </table:table-cell>
          <table:table-cell table:style-name="ce18" office:value-type="float" office:value="3110.4">
            <text:p>3.110,40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[.F111]+[.G111]+[.H111]+[.I111]+[.J111]+[.K111]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H-SH004-P-G</text:p>
          </table:table-cell>
          <table:table-cell table:style-name="ce2" office:value-type="string">
            <text:p>Chamarra Abrigo Largo American Leader Moda Mujer Gabardina</text:p>
          </table:table-cell>
          <table:table-cell table:style-name="ce11" office:value-type="float" office:value="299">
            <text:p>299</text:p>
          </table:table-cell>
          <table:table-cell table:style-name="ce18" office:value-type="float" office:value="3110.4">
            <text:p>3.110,40</text:p>
          </table:table-cell>
          <table:table-cell office:value-type="float" office:value="1">
            <text:p>1</text:p>
          </table:table-cell>
          <table:table-cell table:number-columns-repeated="5"/>
          <table:table-cell table:formula="of:=[.F112]+[.G112]+[.H112]+[.I112]+[.J112]+[.K112]" office:value-type="float" office:value="1">
            <text:p>1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H-SH004-P-M</text:p>
          </table:table-cell>
          <table:table-cell table:style-name="ce2" office:value-type="string">
            <text:p>Chamarra Abrigo Largo American Leader Moda Mujer Gabardina</text:p>
          </table:table-cell>
          <table:table-cell table:style-name="ce11" office:value-type="float" office:value="299">
            <text:p>299</text:p>
          </table:table-cell>
          <table:table-cell table:style-name="ce18" office:value-type="float" office:value="3110.4">
            <text:p>3.110,40</text:p>
          </table:table-cell>
          <table:table-cell table:number-columns-repeated="6"/>
          <table:table-cell table:formula="of:=[.F113]+[.G113]+[.H113]+[.I113]+[.J113]+[.K11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H-SH004-R-CH</text:p>
          </table:table-cell>
          <table:table-cell table:style-name="ce2" office:value-type="string">
            <text:p>Chamarra Abrigo Largo American Leader Moda Mujer Gabardina</text:p>
          </table:table-cell>
          <table:table-cell table:style-name="ce11" office:value-type="float" office:value="299">
            <text:p>299</text:p>
          </table:table-cell>
          <table:table-cell table:style-name="ce18" office:value-type="float" office:value="3110.4">
            <text:p>3.110,40</text:p>
          </table:table-cell>
          <table:table-cell table:number-columns-repeated="6"/>
          <table:table-cell table:formula="of:=[.F114]+[.G114]+[.H114]+[.I114]+[.J114]+[.K114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H-SH004-R-M</text:p>
          </table:table-cell>
          <table:table-cell table:style-name="ce2" office:value-type="string">
            <text:p>Chamarra Abrigo Largo American Leader Moda Mujer Gabardina</text:p>
          </table:table-cell>
          <table:table-cell table:style-name="ce11" office:value-type="float" office:value="299">
            <text:p>299</text:p>
          </table:table-cell>
          <table:table-cell table:style-name="ce18" office:value-type="float" office:value="3110.4">
            <text:p>3.110,40</text:p>
          </table:table-cell>
          <table:table-cell table:number-columns-repeated="6"/>
          <table:table-cell table:formula="of:=[.F115]+[.G115]+[.H115]+[.I115]+[.J115]+[.K11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H-SH004-V-CH</text:p>
          </table:table-cell>
          <table:table-cell table:style-name="ce2" office:value-type="string">
            <text:p>Chamarra Abrigo Largo American Leader Moda Mujer Gabardina</text:p>
          </table:table-cell>
          <table:table-cell table:style-name="ce11" office:value-type="float" office:value="299">
            <text:p>299</text:p>
          </table:table-cell>
          <table:table-cell table:style-name="ce18" office:value-type="float" office:value="3110.4">
            <text:p>3.110,40</text:p>
          </table:table-cell>
          <table:table-cell table:number-columns-repeated="6"/>
          <table:table-cell table:formula="of:=[.F116]+[.G116]+[.H116]+[.I116]+[.J116]+[.K116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H-SH004-V-G</text:p>
          </table:table-cell>
          <table:table-cell table:style-name="ce2" office:value-type="string">
            <text:p>Chamarra Abrigo Largo American Leader Moda Mujer Gabardina</text:p>
          </table:table-cell>
          <table:table-cell table:style-name="ce11" office:value-type="float" office:value="299">
            <text:p>299</text:p>
          </table:table-cell>
          <table:table-cell table:style-name="ce18" office:value-type="float" office:value="3110.4">
            <text:p>3.110,40</text:p>
          </table:table-cell>
          <table:table-cell table:number-columns-repeated="6"/>
          <table:table-cell table:formula="of:=[.F117]+[.G117]+[.H117]+[.I117]+[.J117]+[.K117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H-SH004-V-M</text:p>
          </table:table-cell>
          <table:table-cell table:style-name="ce2" office:value-type="string">
            <text:p>Chamarra Abrigo Largo American Leader Moda Mujer Gabardina</text:p>
          </table:table-cell>
          <table:table-cell table:style-name="ce11" office:value-type="float" office:value="299">
            <text:p>299</text:p>
          </table:table-cell>
          <table:table-cell table:style-name="ce18" office:value-type="float" office:value="3110.4">
            <text:p>3.110,40</text:p>
          </table:table-cell>
          <table:table-cell table:number-columns-repeated="6"/>
          <table:table-cell table:formula="of:=[.F118]+[.G118]+[.H118]+[.I118]+[.J118]+[.K11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H-SHOO4N-G</text:p>
          </table:table-cell>
          <table:table-cell table:style-name="ce2" office:value-type="string">
            <text:p>Chamarra Abrigo Largo American Leader Moda Mujer Gabardina</text:p>
          </table:table-cell>
          <table:table-cell table:style-name="ce11" office:value-type="float" office:value="299">
            <text:p>299</text:p>
          </table:table-cell>
          <table:table-cell table:style-name="ce18" office:value-type="float" office:value="3110.4">
            <text:p>3.110,40</text:p>
          </table:table-cell>
          <table:table-cell table:number-columns-repeated="6"/>
          <table:table-cell table:formula="of:=[.F119]+[.G119]+[.H119]+[.I119]+[.J119]+[.K119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H-SHOO4-R-G</text:p>
          </table:table-cell>
          <table:table-cell table:style-name="ce2" office:value-type="string">
            <text:p>Chamarra Abrigo Largo American Leader Moda Mujer Gabardina</text:p>
          </table:table-cell>
          <table:table-cell table:style-name="ce11" office:value-type="float" office:value="299">
            <text:p>299</text:p>
          </table:table-cell>
          <table:table-cell table:style-name="ce18" office:value-type="float" office:value="3110.4">
            <text:p>3.110,40</text:p>
          </table:table-cell>
          <table:table-cell table:number-columns-repeated="6"/>
          <table:table-cell table:formula="of:=[.F120]+[.G120]+[.H120]+[.I120]+[.J120]+[.K120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V30C-1RELAY</text:p>
          </table:table-cell>
          <table:table-cell table:style-name="ce2" office:value-type="string">
            <text:p>Sirena Alarma Vecinal Casa Negocio S 30w Batería De Respaldo</text:p>
          </table:table-cell>
          <table:table-cell table:style-name="ce11" office:value-type="float" office:value="1000">
            <text:p>1000</text:p>
          </table:table-cell>
          <table:table-cell table:style-name="ce17"/>
          <table:table-cell office:value-type="float" office:value="0">
            <text:p>0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 table:formula="of:=[.F121]+[.G121]+[.H121]+[.I121]+[.J121]+[.K121]"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LBDFO1</text:p>
          </table:table-cell>
          <table:table-cell table:style-name="ce2" office:value-type="string">
            <text:p>Batería Pila Para Cerradura Electrónica Digital Df01</text:p>
          </table:table-cell>
          <table:table-cell table:style-name="ce11" office:value-type="float" office:value="682">
            <text:p>682</text:p>
          </table:table-cell>
          <table:table-cell table:style-name="ce17"/>
          <table:table-cell office:value-type="float" office:value="2">
            <text:p>2</text:p>
          </table:table-cell>
          <table:table-cell table:number-columns-repeated="5"/>
          <table:table-cell table:formula="of:=[.F122]+[.G122]+[.H122]+[.I122]+[.J122]+[.K122]" office:value-type="float" office:value="2">
            <text:p>2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LCEDF01HD&lt;6</text:p>
          </table:table-cell>
          <table:table-cell table:style-name="ce2" office:value-type="string">
            <text:p>Cerradura Electrónica Digital Inteligente Wifi Con Cámara</text:p>
          </table:table-cell>
          <table:table-cell table:style-name="ce12" office:value-type="float" office:value="2285.75">
            <text:p>2.285,75</text:p>
          </table:table-cell>
          <table:table-cell table:style-name="ce18" office:value-type="float" office:value="16824">
            <text:p>16.824,00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F123]+[.G123]+[.H123]+[.I123]+[.J123]+[.K123]" office:value-type="float" office:value="14">
            <text:p>14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LCEFD01HD&lt;6</text:p>
          </table:table-cell>
          <table:table-cell table:style-name="ce2" office:value-type="string">
            <text:p>CERRADURA INTELIGENTE CON CAMARA WIFI</text:p>
          </table:table-cell>
          <table:table-cell table:style-name="ce12" office:value-type="float" office:value="2345.75">
            <text:p>2.345,75</text:p>
          </table:table-cell>
          <table:table-cell table:style-name="ce17"/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F124]+[.G124]+[.H124]+[.I124]+[.J124]+[.K124]"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LCEIWDF01&lt;6</text:p>
          </table:table-cell>
          <table:table-cell table:style-name="ce2" office:value-type="string">
            <text:p>Cerradura Electrónica Digital Inteligente Wifi Alexa</text:p>
          </table:table-cell>
          <table:table-cell table:style-name="ce12" office:value-type="float" office:value="1828.15">
            <text:p>1.828,15</text:p>
          </table:table-cell>
          <table:table-cell table:style-name="ce18" office:value-type="float" office:value="16824">
            <text:p>16.824,0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F125]+[.G125]+[.H125]+[.I125]+[.J125]+[.K125]"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LCEIWDF01&gt;6</text:p>
          </table:table-cell>
          <table:table-cell table:style-name="ce2" office:value-type="string">
            <text:p>Cerradura Electrónica Digital Inteligente Wifi Alexa</text:p>
          </table:table-cell>
          <table:table-cell table:style-name="ce12" office:value-type="float" office:value="1999.94">
            <text:p>1.999,94</text:p>
          </table:table-cell>
          <table:table-cell table:style-name="ce18" office:value-type="float" office:value="15840">
            <text:p>15.840,00</text:p>
          </table:table-cell>
          <table:table-cell office:value-type="float" office:value="8">
            <text:p>8</text:p>
          </table:table-cell>
          <table:table-cell table:number-columns-repeated="2" office:value-type="float" office:value="2">
            <text:p>2</text:p>
          </table:table-cell>
          <table:table-cell/>
          <table:table-cell table:number-columns-repeated="2" office:value-type="float" office:value="2">
            <text:p>2</text:p>
          </table:table-cell>
          <table:table-cell table:formula="of:=[.F126]+[.G126]+[.H126]+[.I126]+[.J126]+[.K126]"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3" office:value-type="string">
            <text:p>PIDR-907Max</text:p>
          </table:table-cell>
          <table:table-cell table:style-name="ce2" office:value-type="string">
            <text:p>Pila Bateria Dron Gps 4k 5g Wifi 3 Gimbal 25min Sg900max</text:p>
          </table:table-cell>
          <table:table-cell table:style-name="ce11" office:value-type="float" office:value="291">
            <text:p>291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27]+[.G127]+[.H127]+[.I127]+[.J127]+[.K12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DR-F11</text:p>
          </table:table-cell>
          <table:table-cell table:style-name="ce2" office:value-type="string">
            <text:p>Dron F11 4k Pro 5g Wifi Con Eis 1200m Rc Con Cámara 1 Pila</text:p>
          </table:table-cell>
          <table:table-cell table:style-name="ce12" office:value-type="float" office:value="4232">
            <text:p>4.232,00</text:p>
          </table:table-cell>
          <table:table-cell table:style-name="ce17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F128]+[.G128]+[.H128]+[.I128]+[.J128]+[.K128]" office:value-type="float" office:value="9">
            <text:p>9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L-LP-HCP051</text:p>
          </table:table-cell>
          <table:table-cell table:style-name="ce2" office:value-type="string">
            <text:p>Lámpara De Pie Inteligente Led Rgb App Con Control 2pza</text:p>
          </table:table-cell>
          <table:table-cell table:style-name="ce11" office:value-type="float" office:value="800">
            <text:p>800</text:p>
          </table:table-cell>
          <table:table-cell table:style-name="ce17"/>
          <table:table-cell office:value-type="float" office:value="3">
            <text:p>3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formula="of:=[.F129]+[.G129]+[.H129]+[.I129]+[.J129]+[.K129]" office:value-type="float" office:value="4">
            <text:p>4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IDR-F11</text:p>
          </table:table-cell>
          <table:table-cell table:style-name="ce2" office:value-type="string">
            <text:p>PILA DE DRON F11</text:p>
          </table:table-cell>
          <table:table-cell table:style-name="ce11" office:value-type="float" office:value="600">
            <text:p>600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30]+[.G130]+[.H130]+[.I130]+[.J130]+[.K13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LSI12TOU401</text:p>
          </table:table-cell>
          <table:table-cell table:style-name="ce2" office:value-type="string">
            <text:p>Sirena Alarma Casa Alámbrica Para Panel 12v Interior</text:p>
          </table:table-cell>
          <table:table-cell table:style-name="ce11" office:value-type="float" office:value="177">
            <text:p>177</text:p>
          </table:table-cell>
          <table:table-cell table:style-name="ce17"/>
          <table:table-cell office:value-type="float" office:value="25">
            <text:p>25</text:p>
          </table:table-cell>
          <table:table-cell table:number-columns-repeated="5"/>
          <table:table-cell table:formula="of:=[.F131]+[.G131]+[.H131]+[.I131]+[.J131]+[.K131]" office:value-type="float" office:value="25">
            <text:p>2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LSIESOLAR</text:p>
          </table:table-cell>
          <table:table-cell table:style-name="ce2" office:value-type="string">
            <text:p>Sirena Y Alarma Estroboscópica Inalámbrica Energía Solar</text:p>
          </table:table-cell>
          <table:table-cell table:style-name="ce11" office:value-type="float" office:value="541">
            <text:p>541</text:p>
          </table:table-cell>
          <table:table-cell table:style-name="ce17" office:value-type="float" office:value="4200">
            <text:p>4200</text:p>
          </table:table-cell>
          <table:table-cell office:value-type="float" office:value="3">
            <text:p>3</text:p>
          </table:table-cell>
          <table:table-cell table:number-columns-repeated="5"/>
          <table:table-cell table:formula="of:=[.F132]+[.G132]+[.H132]+[.I132]+[.J132]+[.K132]"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M-ORO</text:p>
          </table:table-cell>
          <table:table-cell table:style-name="ce2" office:value-type="string">
            <text:p>Camino De Mesa De Lentejuelas Varios Colores 30 Cm X 300 Cm</text:p>
          </table:table-cell>
          <table:table-cell table:style-name="ce11" office:value-type="float" office:value="100">
            <text:p>100</text:p>
          </table:table-cell>
          <table:table-cell table:style-name="ce17"/>
          <table:table-cell table:number-columns-repeated="3"/>
          <table:table-cell office:value-type="float" office:value="5">
            <text:p>5</text:p>
          </table:table-cell>
          <table:table-cell table:number-columns-repeated="2"/>
          <table:table-cell table:formula="of:=[.F133]+[.G133]+[.H133]+[.I133]+[.J133]+[.K13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M-PLATA</text:p>
          </table:table-cell>
          <table:table-cell table:style-name="ce2" office:value-type="string">
            <text:p>Camino De Mesa De Lentejuelas Varios Colores 30 Cm X 300 Cm</text:p>
          </table:table-cell>
          <table:table-cell table:style-name="ce11" office:value-type="float" office:value="100">
            <text:p>100</text:p>
          </table:table-cell>
          <table:table-cell table:style-name="ce17"/>
          <table:table-cell table:number-columns-repeated="3"/>
          <table:table-cell office:value-type="float" office:value="5">
            <text:p>5</text:p>
          </table:table-cell>
          <table:table-cell table:number-columns-repeated="2"/>
          <table:table-cell table:formula="of:=[.F134]+[.G134]+[.H134]+[.I134]+[.J134]+[.K13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M-ROSA</text:p>
          </table:table-cell>
          <table:table-cell table:style-name="ce2" office:value-type="string">
            <text:p>Camino De Mesa De Lentejuelas Varios Colores 30 Cm X 300 Cm</text:p>
          </table:table-cell>
          <table:table-cell table:style-name="ce11" office:value-type="float" office:value="100">
            <text:p>100</text:p>
          </table:table-cell>
          <table:table-cell table:style-name="ce17"/>
          <table:table-cell office:value-type="float" office:value="3">
            <text:p>3</text:p>
          </table:table-cell>
          <table:table-cell table:number-columns-repeated="2"/>
          <table:table-cell office:value-type="float" office:value="5">
            <text:p>5</text:p>
          </table:table-cell>
          <table:table-cell table:number-columns-repeated="2"/>
          <table:table-cell table:formula="of:=[.F135]+[.G135]+[.H135]+[.I135]+[.J135]+[.K135]" office:value-type="float" office:value="8">
            <text:p>8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RE</text:p>
          </table:table-cell>
          <table:table-cell table:style-name="ce2" office:value-type="string">
            <text:p>CAJA REGISTRO PARA SIRENA VECINAL</text:p>
          </table:table-cell>
          <table:table-cell table:style-name="ce11" office:value-type="float" office:value="30">
            <text:p>30</text:p>
          </table:table-cell>
          <table:table-cell table:style-name="ce17"/>
          <table:table-cell office:value-type="float" office:value="10">
            <text:p>10</text:p>
          </table:table-cell>
          <table:table-cell table:number-columns-repeated="5"/>
          <table:table-cell table:formula="of:=[.F136]+[.G136]+[.H136]+[.I136]+[.J136]+[.K136]" office:value-type="float" office:value="10">
            <text:p>1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RIFD-10</text:p>
          </table:table-cell>
          <table:table-cell table:style-name="ce2" office:value-type="string">
            <text:p>Control Remoto Para Chapa Cerradura Eléctrica Rfid</text:p>
          </table:table-cell>
          <table:table-cell table:style-name="ce11" office:value-type="float" office:value="123.63">
            <text:p>123,63</text:p>
          </table:table-cell>
          <table:table-cell table:style-name="ce17" office:value-type="float" office:value="132">
            <text:p>132</text:p>
          </table:table-cell>
          <table:table-cell office:value-type="float" office:value="6">
            <text:p>6</text:p>
          </table:table-cell>
          <table:table-cell table:number-columns-repeated="5"/>
          <table:table-cell table:formula="of:=[.F137]+[.G137]+[.H137]+[.I137]+[.J137]+[.K137]" office:value-type="float" office:value="6">
            <text:p>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433</text:p>
          </table:table-cell>
          <table:table-cell table:style-name="ce2" office:value-type="string">
            <text:p>Control Remoto Especial Para Panel Alarmas 433mhz Botón Sos</text:p>
          </table:table-cell>
          <table:table-cell table:style-name="ce11" office:value-type="float" office:value="45">
            <text:p>45</text:p>
          </table:table-cell>
          <table:table-cell table:style-name="ce17"/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formula="of:=[.F138]+[.G138]+[.H138]+[.I138]+[.J138]+[.K138]" office:value-type="float" office:value="37">
            <text:p>37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TJ3-H</text:p>
          </table:table-cell>
          <table:table-cell table:style-name="ce2" office:value-type="string">
            <text:p>CONECTOR JACK HEMBRA</text:p>
          </table:table-cell>
          <table:table-cell table:style-name="ce11" office:value-type="float" office:value="2.98">
            <text:p>2,98</text:p>
          </table:table-cell>
          <table:table-cell table:style-name="ce17" office:value-type="float" office:value="11.02">
            <text:p>11,02</text:p>
          </table:table-cell>
          <table:table-cell office:value-type="float" office:value="1000">
            <text:p>1000</text:p>
          </table:table-cell>
          <table:table-cell table:number-columns-repeated="5"/>
          <table:table-cell table:formula="of:=[.F139]+[.G139]+[.H139]+[.I139]+[.J139]+[.K139]" office:value-type="float" office:value="1000">
            <text:p>100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CTJ3-M</text:p>
          </table:table-cell>
          <table:table-cell table:style-name="ce2" office:value-type="string">
            <text:p>CONECTOR JACK MACHO</text:p>
          </table:table-cell>
          <table:table-cell table:style-name="ce11" office:value-type="float" office:value="3.05">
            <text:p>3,05</text:p>
          </table:table-cell>
          <table:table-cell table:style-name="ce17" office:value-type="float" office:value="11.02">
            <text:p>11,02</text:p>
          </table:table-cell>
          <table:table-cell office:value-type="float" office:value="1000">
            <text:p>1000</text:p>
          </table:table-cell>
          <table:table-cell table:number-columns-repeated="5"/>
          <table:table-cell table:formula="of:=[.F140]+[.G140]+[.H140]+[.I140]+[.J140]+[.K140]" office:value-type="float" office:value="1000">
            <text:p>100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DH433</text:p>
          </table:table-cell>
          <table:table-cell table:style-name="ce2" office:value-type="string">
            <text:p>Detector De Humo Fotoeléctrico Inalámbrico Rf 433 Mhz</text:p>
          </table:table-cell>
          <table:table-cell table:style-name="ce11" office:value-type="float" office:value="114.69">
            <text:p>114,69</text:p>
          </table:table-cell>
          <table:table-cell table:style-name="ce18" office:value-type="float" office:value="1007.72">
            <text:p>1.007,72</text:p>
          </table:table-cell>
          <table:table-cell office:value-type="float" office:value="65">
            <text:p>65</text:p>
          </table:table-cell>
          <table:table-cell table:number-columns-repeated="2" office:value-type="float" office:value="7">
            <text:p>7</text:p>
          </table:table-cell>
          <table:table-cell/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formula="of:=[.F141]+[.G141]+[.H141]+[.I141]+[.J141]+[.K141]" office:value-type="float" office:value="91">
            <text:p>91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DHW</text:p>
          </table:table-cell>
          <table:table-cell table:style-name="ce2" office:value-type="string">
            <text:p>Detector De Humo Inteligente Wi-fi App Alarma App Tuya Smar</text:p>
          </table:table-cell>
          <table:table-cell table:style-name="ce11" office:value-type="float" office:value="198.05">
            <text:p>198,05</text:p>
          </table:table-cell>
          <table:table-cell table:style-name="ce17" office:value-type="float" office:value="441.6">
            <text:p>441,6</text:p>
          </table:table-cell>
          <table:table-cell/>
          <table:table-cell office:value-type="float" office:value="25">
            <text:p>25</text:p>
          </table:table-cell>
          <table:table-cell table:number-columns-repeated="4"/>
          <table:table-cell table:formula="of:=[.F142]+[.G142]+[.H142]+[.I142]+[.J142]+[.K142]" office:value-type="float" office:value="25">
            <text:p>2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DM5008</text:p>
          </table:table-cell>
          <table:table-cell table:style-name="ce2" office:value-type="string">
            <text:p>Detector Metales Tesoros Escáner Sumergible 3m Doble Bobina</text:p>
          </table:table-cell>
          <table:table-cell table:style-name="ce12" office:value-type="float" office:value="3088.76">
            <text:p>3.088,76</text:p>
          </table:table-cell>
          <table:table-cell table:style-name="ce18" office:value-type="float" office:value="51600">
            <text:p>51.600,00</text:p>
          </table:table-cell>
          <table:table-cell table:number-columns-repeated="6"/>
          <table:table-cell table:formula="of:=[.F143]+[.G143]+[.H143]+[.I143]+[.J143]+[.K14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DM-FS2</text:p>
          </table:table-cell>
          <table:table-cell table:style-name="ce2" office:value-type="string">
            <text:p>Detector Metales Tesoros Fs2 Proesional 2 Bobinas Alta Sens</text:p>
          </table:table-cell>
          <table:table-cell table:style-name="ce12" office:value-type="float" office:value="2953.25">
            <text:p>2.953,25</text:p>
          </table:table-cell>
          <table:table-cell table:style-name="ce18" office:value-type="float" office:value="25228">
            <text:p>25.228,00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[.F144]+[.G144]+[.H144]+[.I144]+[.J144]+[.K144]" office:value-type="float" office:value="7">
            <text:p>7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DM-TX960</text:p>
          </table:table-cell>
          <table:table-cell table:style-name="ce2" office:value-type="string">
            <text:p>Detector Metales Proesional Alta Sencibilidad Bobina Grande</text:p>
          </table:table-cell>
          <table:table-cell table:style-name="ce12" office:value-type="float" office:value="3780.78">
            <text:p>3.780,78</text:p>
          </table:table-cell>
          <table:table-cell table:style-name="ce18" office:value-type="float" office:value="33031.5">
            <text:p>33.031,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formula="of:=[.F145]+[.G145]+[.H145]+[.I145]+[.J145]+[.K145]" office:value-type="float" office:value="11">
            <text:p>11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DR-907Max</text:p>
          </table:table-cell>
          <table:table-cell table:style-name="ce2" office:value-type="string">
            <text:p>Dron Gps 4k 5g Wifi 3 Gimbal 800mts 25min 2 Camaras Sg900max</text:p>
          </table:table-cell>
          <table:table-cell table:style-name="ce12" office:value-type="float" office:value="2541.46">
            <text:p>2.541,46</text:p>
          </table:table-cell>
          <table:table-cell table:style-name="ce18" office:value-type="float" office:value="10323">
            <text:p>10.323,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2">
            <text:p>2</text:p>
          </table:table-cell>
          <table:table-cell table:formula="of:=[.F146]+[.G146]+[.H146]+[.I146]+[.J146]+[.K146]"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DR-F11</text:p>
          </table:table-cell>
          <table:table-cell table:style-name="ce2" office:value-type="string">
            <text:p>Dron F11 4k Pro 5g Wifi Con Eis 1200m Rc Con Cámara 1 Pila</text:p>
          </table:table-cell>
          <table:table-cell table:style-name="ce12" office:value-type="float" office:value="-1921.33">
            <text:p>-1.921,33</text:p>
          </table:table-cell>
          <table:table-cell table:style-name="ce18" office:value-type="float" office:value="5520">
            <text:p>5.520,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/>
          <table:table-cell table:formula="of:=[.F147]+[.G147]+[.H147]+[.I147]+[.J147]+[.K147]" office:value-type="float" office:value="9">
            <text:p>9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DR-F189</text:p>
          </table:table-cell>
          <table:table-cell table:style-name="ce2" office:value-type="string">
            <text:p>Dron F189 4k 2pilas 1080p Hd Cámara Dual Wifi App 4ejes</text:p>
          </table:table-cell>
          <table:table-cell table:style-name="ce12" office:value-type="float" office:value="1139.83">
            <text:p>1.139,83</text:p>
          </table:table-cell>
          <table:table-cell table:style-name="ce18" office:value-type="float" office:value="5100">
            <text:p>5.100,00</text:p>
          </table:table-cell>
          <table:table-cell table:number-columns-repeated="6"/>
          <table:table-cell table:formula="of:=[.F148]+[.G148]+[.H148]+[.I148]+[.J148]+[.K14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DR-K3-3P</text:p>
          </table:table-cell>
          <table:table-cell table:style-name="ce2" office:value-type="string">
            <text:p>Dron Cuadricóptero App Control Remoto Cámara Dual 3 Pilas</text:p>
          </table:table-cell>
          <table:table-cell table:style-name="ce11" office:value-type="float" office:value="491.82">
            <text:p>491,82</text:p>
          </table:table-cell>
          <table:table-cell table:style-name="ce18" office:value-type="float" office:value="2580">
            <text:p>2.580,00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[.F149]+[.G149]+[.H149]+[.I149]+[.J149]+[.K149]" office:value-type="float" office:value="95">
            <text:p>9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DRL900-2P</text:p>
          </table:table-cell>
          <table:table-cell table:style-name="ce2" office:value-type="string">
            <text:p>Drone 4k 2 Cámaras Wifi Gps Fpv Control Remoto Profesional</text:p>
          </table:table-cell>
          <table:table-cell table:style-name="ce12" office:value-type="float" office:value="1392">
            <text:p>1.392,00</text:p>
          </table:table-cell>
          <table:table-cell table:style-name="ce18" office:value-type="float" office:value="3515">
            <text:p>3.515,00</text:p>
          </table:table-cell>
          <table:table-cell office:value-type="float" office:value="80">
            <text:p>80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table:formula="of:=[.F150]+[.G150]+[.H150]+[.I150]+[.J150]+[.K150]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DS-SHRXY</text:p>
          </table:table-cell>
          <table:table-cell table:style-name="ce2" office:value-type="string">
            <text:p>Detector De Metales/tesoros Scuba Tector Sumergible Pila 60m</text:p>
          </table:table-cell>
          <table:table-cell table:style-name="ce11" office:value-type="float" office:value="929.5">
            <text:p>929,5</text:p>
          </table:table-cell>
          <table:table-cell table:style-name="ce18" office:value-type="float" office:value="4062.5">
            <text:p>4.062,50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4">
            <text:p>4</text:p>
          </table:table-cell>
          <table:table-cell/>
          <table:table-cell table:formula="of:=[.F151]+[.G151]+[.H151]+[.I151]+[.J151]+[.K151]" office:value-type="float" office:value="14">
            <text:p>14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HEDR-L900</text:p>
          </table:table-cell>
          <table:table-cell table:style-name="ce2" office:value-type="string">
            <text:p>Kit4 Juego Hélices Drone 4k 5g Doble Cámara Wifi Gps L900pro</text:p>
          </table:table-cell>
          <table:table-cell table:style-name="ce11" office:value-type="float" office:value="41.32">
            <text:p>41,32</text:p>
          </table:table-cell>
          <table:table-cell table:style-name="ce17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4"/>
          <table:table-cell table:formula="of:=[.F152]+[.G152]+[.H152]+[.I152]+[.J152]+[.K152]" office:value-type="float" office:value="15">
            <text:p>1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LTVK88-40A45</text:p>
          </table:table-cell>
          <table:table-cell table:style-name="ce2" office:value-type="string">
            <text:p>Tira Led Televisión Wifi Luz De Inmersión Cine Tv Alexa App</text:p>
          </table:table-cell>
          <table:table-cell table:style-name="ce11" office:value-type="float" office:value="780.61">
            <text:p>780,61</text:p>
          </table:table-cell>
          <table:table-cell table:style-name="ce18" office:value-type="float" office:value="3402.16">
            <text:p>3.402,16</text:p>
          </table:table-cell>
          <table:table-cell office:value-type="float" office:value="10">
            <text:p>10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formula="of:=[.F153]+[.G153]+[.H153]+[.I153]+[.J153]+[.K153]" office:value-type="float" office:value="14">
            <text:p>14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LTVK88-45A50</text:p>
          </table:table-cell>
          <table:table-cell table:style-name="ce2" office:value-type="string">
            <text:p>Tira Led Televisión Wifi Luz De Inmersión Cine Tv Alexa App</text:p>
          </table:table-cell>
          <table:table-cell table:style-name="ce11" office:value-type="float" office:value="780.61">
            <text:p>780,61</text:p>
          </table:table-cell>
          <table:table-cell table:style-name="ce18" office:value-type="float" office:value="3402.16">
            <text:p>3.402,16</text:p>
          </table:table-cell>
          <table:table-cell office:value-type="float" office:value="12">
            <text:p>12</text:p>
          </table:table-cell>
          <table:table-cell/>
          <table:table-cell office:value-type="float" office:value="4">
            <text:p>4</text:p>
          </table:table-cell>
          <table:table-cell table:number-columns-repeated="3"/>
          <table:table-cell table:formula="of:=[.F154]+[.G154]+[.H154]+[.I154]+[.J154]+[.K154]"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LTVK88-50A65</text:p>
          </table:table-cell>
          <table:table-cell table:style-name="ce2" office:value-type="string">
            <text:p>Tira Led Televisión Wifi Luz De Inmersión Cine Tv Alexa App</text:p>
          </table:table-cell>
          <table:table-cell table:style-name="ce11" office:value-type="float" office:value="749.89">
            <text:p>749,89</text:p>
          </table:table-cell>
          <table:table-cell table:style-name="ce18" office:value-type="float" office:value="3402.16">
            <text:p>3.402,16</text:p>
          </table:table-cell>
          <table:table-cell office:value-type="float" office:value="30">
            <text:p>30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number-columns-repeated="3"/>
          <table:table-cell table:formula="of:=[.F155]+[.G155]+[.H155]+[.I155]+[.J155]+[.K155]" office:value-type="float" office:value="46">
            <text:p>4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LTVK88-RGBTI</text:p>
          </table:table-cell>
          <table:table-cell table:style-name="ce2" office:value-type="string">
            <text:p>Tira Led Telvsion Wifi Luz De Inmersion Cine Tv Alexa App</text:p>
          </table:table-cell>
          <table:table-cell table:style-name="ce11" office:value-type="float" office:value="749.89">
            <text:p>749,89</text:p>
          </table:table-cell>
          <table:table-cell table:style-name="ce17"/>
          <table:table-cell office:value-type="float" office:value="3">
            <text:p>3</text:p>
          </table:table-cell>
          <table:table-cell/>
          <table:table-cell office:value-type="float" office:value="3">
            <text:p>3</text:p>
          </table:table-cell>
          <table:table-cell table:number-columns-repeated="3"/>
          <table:table-cell table:formula="of:=[.F156]+[.G156]+[.H156]+[.I156]+[.J156]+[.K156]" office:value-type="float" office:value="6">
            <text:p>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MD-3010II</text:p>
          </table:table-cell>
          <table:table-cell table:style-name="ce2" office:value-type="string">
            <text:p>Detector De Metales Tesoros Profesional 3 Metros Digital</text:p>
          </table:table-cell>
          <table:table-cell table:style-name="ce12" office:value-type="float" office:value="1280.87">
            <text:p>1.280,87</text:p>
          </table:table-cell>
          <table:table-cell table:style-name="ce18" office:value-type="float" office:value="19749.33">
            <text:p>19.749,33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F157]+[.G157]+[.H157]+[.I157]+[.J157]+[.K157]" office:value-type="float" office:value="12">
            <text:p>12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MD-3010II-6PR</text:p>
          </table:table-cell>
          <table:table-cell table:style-name="ce2" office:value-type="string">
            <text:p>Detector De Metales Tesoros Profesional 3 Metros Digita</text:p>
          </table:table-cell>
          <table:table-cell table:style-name="ce12" office:value-type="float" office:value="1440.87">
            <text:p>1.440,87</text:p>
          </table:table-cell>
          <table:table-cell table:style-name="ce17"/>
          <table:table-cell table:number-columns-repeated="6"/>
          <table:table-cell table:formula="of:=[.F158]+[.G158]+[.H158]+[.I158]+[.J158]+[.K15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MD-4030</text:p>
          </table:table-cell>
          <table:table-cell table:style-name="ce2" office:value-type="string">
            <text:p>Detector Metales Tesoros Enterrados Oro Monedas Md4030</text:p>
          </table:table-cell>
          <table:table-cell table:style-name="ce11" office:value-type="float" office:value="696.3">
            <text:p>696,3</text:p>
          </table:table-cell>
          <table:table-cell table:style-name="ce18" office:value-type="float" office:value="11205.6">
            <text:p>11.205,60</text:p>
          </table:table-cell>
          <table:table-cell office:value-type="float" office:value="2">
            <text:p>2</text:p>
          </table:table-cell>
          <table:table-cell table:number-columns-repeated="2"/>
          <table:table-cell table:number-columns-repeated="2" office:value-type="float" office:value="10">
            <text:p>10</text:p>
          </table:table-cell>
          <table:table-cell/>
          <table:table-cell table:formula="of:=[.F159]+[.G159]+[.H159]+[.I159]+[.J159]+[.K159]" office:value-type="float" office:value="22">
            <text:p>22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HE-SH-A-CH</text:p>
          </table:table-cell>
          <table:table-cell table:style-name="ce2" office:value-type="string">
            <text:p>Pijama Para Mujer Hello Kitty Short Y Blusa Cómoda Y Fresca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60]+[.G160]+[.H160]+[.I160]+[.J160]+[.K16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HE-SH-A-G</text:p>
          </table:table-cell>
          <table:table-cell table:style-name="ce2" office:value-type="string">
            <text:p>Pijama Para Mujer Hello Kitty Short Y Blusa Cómoda Y Fresca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61]+[.G161]+[.H161]+[.I161]+[.J161]+[.K16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HE-SH-A-M</text:p>
          </table:table-cell>
          <table:table-cell table:style-name="ce2" office:value-type="string">
            <text:p>Pijama Para Mujer Hello Kitty Short Y Blusa Cómoda Y Fresca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62]+[.G162]+[.H162]+[.I162]+[.J162]+[.K16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-A-CH</text:p>
          </table:table-cell>
          <table:table-cell table:style-name="ce2" office:value-type="string">
            <text:p>Pijama Mameluco Disfraz Kigurumi Pokemon Charmander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63]+[.G163]+[.H163]+[.I163]+[.J163]+[.K16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-A-G</text:p>
          </table:table-cell>
          <table:table-cell table:style-name="ce2" office:value-type="string">
            <text:p>Pijama Mameluco Disfraz Kigurumi Pokemon Charmander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64]+[.G164]+[.H164]+[.I164]+[.J164]+[.K16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-A-M</text:p>
          </table:table-cell>
          <table:table-cell table:style-name="ce2" office:value-type="string">
            <text:p>Pijama Mameluco Disfraz Kigurumi Pokemon Charmander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65]+[.G165]+[.H165]+[.I165]+[.J165]+[.K16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-A-XG</text:p>
          </table:table-cell>
          <table:table-cell table:style-name="ce2" office:value-type="string">
            <text:p>Pijama Mameluco Disfraz Kigurumi Pokemon Charmander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66]+[.G166]+[.H166]+[.I166]+[.J166]+[.K16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I-A-CH</text:p>
          </table:table-cell>
          <table:table-cell table:style-name="ce2" office:value-type="string">
            <text:p>Kigurumi Mameluco Disfraz Pijama De Dragón Chimuelo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67]+[.G167]+[.H167]+[.I167]+[.J167]+[.K16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I-A-G</text:p>
          </table:table-cell>
          <table:table-cell table:style-name="ce2" office:value-type="string">
            <text:p>Kigurumi Mameluco Disfraz Pijama De Dragón Chimuelo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68]+[.G168]+[.H168]+[.I168]+[.J168]+[.K16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I-A-M</text:p>
          </table:table-cell>
          <table:table-cell table:style-name="ce2" office:value-type="string">
            <text:p>Kigurumi Mameluco Disfraz Pijama De Dragón Chimuelo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69]+[.G169]+[.H169]+[.I169]+[.J169]+[.K16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I-A-XG</text:p>
          </table:table-cell>
          <table:table-cell table:style-name="ce2" office:value-type="string">
            <text:p>Kigurumi Mameluco Disfraz Pijama De Dragón Chimuelo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70]+[.G170]+[.H170]+[.I170]+[.J170]+[.K17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I-N-CH</text:p>
          </table:table-cell>
          <table:table-cell table:style-name="ce2" office:value-type="string">
            <text:p>Pijama Mameluco Disfraz Kigurumi Cosplay Chimuelo Niño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71]+[.G171]+[.H171]+[.I171]+[.J171]+[.K17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I-N-G</text:p>
          </table:table-cell>
          <table:table-cell table:style-name="ce2" office:value-type="string">
            <text:p>Pijama Mameluco Disfraz Kigurumi Cosplay Chimuelo Niño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72]+[.G172]+[.H172]+[.I172]+[.J172]+[.K17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I-N-M</text:p>
          </table:table-cell>
          <table:table-cell table:style-name="ce2" office:value-type="string">
            <text:p>Pijama Mameluco Disfraz Kigurumi Cosplay Chimuelo Niño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73]+[.G173]+[.H173]+[.I173]+[.J173]+[.K17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I-N-XG</text:p>
          </table:table-cell>
          <table:table-cell table:style-name="ce2" office:value-type="string">
            <text:p>Pijama Mameluco Disfraz Kigurumi Cosplay Chimuelo Niño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74]+[.G174]+[.H174]+[.I174]+[.J174]+[.K17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-N-CH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75]+[.G175]+[.H175]+[.I175]+[.J175]+[.K17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-N-G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76]+[.G176]+[.H176]+[.I176]+[.J176]+[.K17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-N-M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77]+[.G177]+[.H177]+[.I177]+[.J177]+[.K17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CH-N-XG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78]+[.G178]+[.H178]+[.I178]+[.J178]+[.K17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R-A-CH</text:p>
          </table:table-cell>
          <table:table-cell table:style-name="ce2" office:value-type="string">
            <text:p>Kigurumi Mameluco Disfraz Pijama Dinosaurio Rojo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79]+[.G179]+[.H179]+[.I179]+[.J179]+[.K17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R-A-G</text:p>
          </table:table-cell>
          <table:table-cell table:style-name="ce2" office:value-type="string">
            <text:p>Kigurumi Mameluco Disfraz Pijama Dinosaurio Rojo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80]+[.G180]+[.H180]+[.I180]+[.J180]+[.K18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R-A-M</text:p>
          </table:table-cell>
          <table:table-cell table:style-name="ce2" office:value-type="string">
            <text:p>Kigurumi Mameluco Disfraz Pijama Dinosaurio Rojo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81]+[.G181]+[.H181]+[.I181]+[.J181]+[.K18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R-A-XG</text:p>
          </table:table-cell>
          <table:table-cell table:style-name="ce2" office:value-type="string">
            <text:p>Kigurumi Mameluco Disfraz Pijama Dinosaurio Rojo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82]+[.G182]+[.H182]+[.I182]+[.J182]+[.K18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R-N-CH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83]+[.G183]+[.H183]+[.I183]+[.J183]+[.K18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R-N-G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84]+[.G184]+[.H184]+[.I184]+[.J184]+[.K18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R-N-M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85]+[.G185]+[.H185]+[.I185]+[.J185]+[.K18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R-N-XG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86]+[.G186]+[.H186]+[.I186]+[.J186]+[.K18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V-A-CH</text:p>
          </table:table-cell>
          <table:table-cell table:style-name="ce2" office:value-type="string">
            <text:p>Pijama Kigurumi Disfraz Unisex Dinosaurio Verde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87]+[.G187]+[.H187]+[.I187]+[.J187]+[.K18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V-A-G</text:p>
          </table:table-cell>
          <table:table-cell table:style-name="ce2" office:value-type="string">
            <text:p>Pijama Kigurumi Disfraz Unisex Dinosaurio Verde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88]+[.G188]+[.H188]+[.I188]+[.J188]+[.K18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V-A-M</text:p>
          </table:table-cell>
          <table:table-cell table:style-name="ce2" office:value-type="string">
            <text:p>Pijama Kigurumi Disfraz Unisex Dinosaurio Verde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89]+[.G189]+[.H189]+[.I189]+[.J189]+[.K18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V-A-XG</text:p>
          </table:table-cell>
          <table:table-cell table:style-name="ce2" office:value-type="string">
            <text:p>Pijama Kigurumi Disfraz Unisex Dinosaurio Verde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90]+[.G190]+[.H190]+[.I190]+[.J190]+[.K19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V-N-CH</text:p>
          </table:table-cell>
          <table:table-cell table:style-name="ce2" office:value-type="string">
            <text:p>Pijama Dinosaurio Niños Mameluco Disfraz Cosplay Kigurumi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91]+[.G191]+[.H191]+[.I191]+[.J191]+[.K19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V-N-G</text:p>
          </table:table-cell>
          <table:table-cell table:style-name="ce2" office:value-type="string">
            <text:p>Pijama Dinosaurio Niños Mameluco Disfraz Cosplay Kigurumi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92]+[.G192]+[.H192]+[.I192]+[.J192]+[.K19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V-N-M</text:p>
          </table:table-cell>
          <table:table-cell table:style-name="ce2" office:value-type="string">
            <text:p>Pijama Dinosaurio Niños Mameluco Disfraz Cosplay Kigurumi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93]+[.G193]+[.H193]+[.I193]+[.J193]+[.K19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DI-V-N-XG</text:p>
          </table:table-cell>
          <table:table-cell table:style-name="ce2" office:value-type="string">
            <text:p>Pijama Dinosaurio Niños Mameluco Disfraz Cosplay Kigurumi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94]+[.G194]+[.H194]+[.I194]+[.J194]+[.K19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HE-A-CH</text:p>
          </table:table-cell>
          <table:table-cell table:style-name="ce2" office:value-type="string">
            <text:p>Pijama Mameluco Kigurumi Adulto Hello Kitty Tines De Regal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95]+[.G195]+[.H195]+[.I195]+[.J195]+[.K19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HE-A-G</text:p>
          </table:table-cell>
          <table:table-cell table:style-name="ce2" office:value-type="string">
            <text:p>Pijama Mameluco Kigurumi Adulto Hello Kitty Tines De Regal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96]+[.G196]+[.H196]+[.I196]+[.J196]+[.K19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HE-A-M</text:p>
          </table:table-cell>
          <table:table-cell table:style-name="ce2" office:value-type="string">
            <text:p>Pijama Mameluco Kigurumi Adulto Hello Kitty Tines De Regal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97]+[.G197]+[.H197]+[.I197]+[.J197]+[.K19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HE-A-XG</text:p>
          </table:table-cell>
          <table:table-cell table:style-name="ce2" office:value-type="string">
            <text:p>Pijama Mameluco Kigurumi Adulto Hello Kitty Tines De Regal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98]+[.G198]+[.H198]+[.I198]+[.J198]+[.K19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HE-N-CH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199]+[.G199]+[.H199]+[.I199]+[.J199]+[.K19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HE-N-G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00]+[.G200]+[.H200]+[.I200]+[.J200]+[.K20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HE-N-M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01]+[.G201]+[.H201]+[.I201]+[.J201]+[.K20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HE-N-XG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02]+[.G202]+[.H202]+[.I202]+[.J202]+[.K20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JI-A-CH</text:p>
          </table:table-cell>
          <table:table-cell table:style-name="ce2" office:value-type="string">
            <text:p>Kigurumi Jirafa Mameluco Disfraz Pijama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03]+[.G203]+[.H203]+[.I203]+[.J203]+[.K20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JI-A-G</text:p>
          </table:table-cell>
          <table:table-cell table:style-name="ce2" office:value-type="string">
            <text:p>Kigurumi Jirafa Mameluco Disfraz Pijama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04]+[.G204]+[.H204]+[.I204]+[.J204]+[.K20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JI-A-M</text:p>
          </table:table-cell>
          <table:table-cell table:style-name="ce2" office:value-type="string">
            <text:p>Kigurumi Jirafa Mameluco Disfraz Pijama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05]+[.G205]+[.H205]+[.I205]+[.J205]+[.K20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JI-A-XG</text:p>
          </table:table-cell>
          <table:table-cell table:style-name="ce2" office:value-type="string">
            <text:p>Kigurumi Jirafa Mameluco Disfraz Pijama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06]+[.G206]+[.H206]+[.I206]+[.J206]+[.K20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PI-A-CH</text:p>
          </table:table-cell>
          <table:table-cell table:style-name="ce2" office:value-type="string">
            <text:p>Pijama Mameluco Disfraz Pikachu Adulto Tines De Regal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07]+[.G207]+[.H207]+[.I207]+[.J207]+[.K20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PI-A-G</text:p>
          </table:table-cell>
          <table:table-cell table:style-name="ce2" office:value-type="string">
            <text:p>Pijama Mameluco Disfraz Pikachu Adulto Tines De Regal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08]+[.G208]+[.H208]+[.I208]+[.J208]+[.K20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PI-A-M</text:p>
          </table:table-cell>
          <table:table-cell table:style-name="ce2" office:value-type="string">
            <text:p>Pijama Mameluco Disfraz Pikachu Adulto Tines De Regal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09]+[.G209]+[.H209]+[.I209]+[.J209]+[.K20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PI-A-XG</text:p>
          </table:table-cell>
          <table:table-cell table:style-name="ce2" office:value-type="string">
            <text:p>Pijama Mameluco Disfraz Pikachu Adulto Tines De Regal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10]+[.G210]+[.H210]+[.I210]+[.J210]+[.K21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PI-N-CH</text:p>
          </table:table-cell>
          <table:table-cell table:style-name="ce2" office:value-type="string">
            <text:p>Pijama Mameluco Disfraz Kigurumi Niños Pikachu Pokemon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11]+[.G211]+[.H211]+[.I211]+[.J211]+[.K21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PI-N-G</text:p>
          </table:table-cell>
          <table:table-cell table:style-name="ce2" office:value-type="string">
            <text:p>Pijama Mameluco Disfraz Kigurumi Niños Pikachu Pokemon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12]+[.G212]+[.H212]+[.I212]+[.J212]+[.K21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PI-N-M</text:p>
          </table:table-cell>
          <table:table-cell table:style-name="ce2" office:value-type="string">
            <text:p>Pijama Mameluco Disfraz Kigurumi Niños Pikachu Pokemon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13]+[.G213]+[.H213]+[.I213]+[.J213]+[.K21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PI-N-XG</text:p>
          </table:table-cell>
          <table:table-cell table:style-name="ce2" office:value-type="string">
            <text:p>Pijama Mameluco Disfraz Kigurumi Niños Pikachu Pokemon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14]+[.G214]+[.H214]+[.I214]+[.J214]+[.K21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PU-A-CH</text:p>
          </table:table-cell>
          <table:table-cell table:style-name="ce2" office:value-type="string">
            <text:p>Pijama Animales Puerquito Mameluco Disfraz Kigurumi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15]+[.G215]+[.H215]+[.I215]+[.J215]+[.K21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PU-A-G</text:p>
          </table:table-cell>
          <table:table-cell table:style-name="ce2" office:value-type="string">
            <text:p>Pijama Animales Puerquito Mameluco Disfraz Kigurumi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16]+[.G216]+[.H216]+[.I216]+[.J216]+[.K21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PU-A-M</text:p>
          </table:table-cell>
          <table:table-cell table:style-name="ce2" office:value-type="string">
            <text:p>Pijama Animales Puerquito Mameluco Disfraz Kigurumi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17]+[.G217]+[.H217]+[.I217]+[.J217]+[.K21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PU-A-XG</text:p>
          </table:table-cell>
          <table:table-cell table:style-name="ce2" office:value-type="string">
            <text:p>Pijama Animales Puerquito Mameluco Disfraz Kigurumi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18]+[.G218]+[.H218]+[.I218]+[.J218]+[.K21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H-N-CH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19]+[.G219]+[.H219]+[.I219]+[.J219]+[.K21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H-N-G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20]+[.G220]+[.H220]+[.I220]+[.J220]+[.K22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H-N-M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21]+[.G221]+[.H221]+[.I221]+[.J221]+[.K22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H-N-XG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22]+[.G222]+[.H222]+[.I222]+[.J222]+[.K22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O-A-CH</text:p>
          </table:table-cell>
          <table:table-cell table:style-name="ce2" office:value-type="string">
            <text:p>Pijama Kigurumi Sonic Adulto Disfraz Cosplay Unisex Polar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23]+[.G223]+[.H223]+[.I223]+[.J223]+[.K22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O-A-G</text:p>
          </table:table-cell>
          <table:table-cell table:style-name="ce2" office:value-type="string">
            <text:p>Pijama Kigurumi Sonic Adulto Disfraz Cosplay Unisex Polar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24]+[.G224]+[.H224]+[.I224]+[.J224]+[.K22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O-A-M</text:p>
          </table:table-cell>
          <table:table-cell table:style-name="ce2" office:value-type="string">
            <text:p>Pijama Kigurumi Sonic Adulto Disfraz Cosplay Unisex Polar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25]+[.G225]+[.H225]+[.I225]+[.J225]+[.K22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O-A-XG</text:p>
          </table:table-cell>
          <table:table-cell table:style-name="ce2" office:value-type="string">
            <text:p>Pijama Kigurumi Sonic Adulto Disfraz Cosplay Unisex Polar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26]+[.G226]+[.H226]+[.I226]+[.J226]+[.K22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O-N-CH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27]+[.G227]+[.H227]+[.I227]+[.J227]+[.K22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O-N-G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28]+[.G228]+[.H228]+[.I228]+[.J228]+[.K22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O-N-M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29]+[.G229]+[.H229]+[.I229]+[.J229]+[.K22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O-N-XG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30]+[.G230]+[.H230]+[.I230]+[.J230]+[.K23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O-N-XS</text:p>
          </table:table-cell>
          <table:table-cell table:style-name="ce2" office:value-type="string">
            <text:p>Pijama Kigurumi Sonic Para Niño Disfraz Cosplay Unisex Polar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31]+[.G231]+[.H231]+[.I231]+[.J231]+[.K23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T-A-CH</text:p>
          </table:table-cell>
          <table:table-cell table:style-name="ce2" office:value-type="string">
            <text:p>Kigurumi Dinosaurio Stich Pijama Mameluco Disfraz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32]+[.G232]+[.H232]+[.I232]+[.J232]+[.K23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T-A-G</text:p>
          </table:table-cell>
          <table:table-cell table:style-name="ce2" office:value-type="string">
            <text:p>Kigurumi Dinosaurio Stich Pijama Mameluco Disfraz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33]+[.G233]+[.H233]+[.I233]+[.J233]+[.K23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T-A-M</text:p>
          </table:table-cell>
          <table:table-cell table:style-name="ce2" office:value-type="string">
            <text:p>Kigurumi Dinosaurio Stich Pijama Mameluco Disfraz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34]+[.G234]+[.H234]+[.I234]+[.J234]+[.K23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T-A-XG</text:p>
          </table:table-cell>
          <table:table-cell table:style-name="ce2" office:value-type="string">
            <text:p>Kigurumi Dinosaurio Stich Pijama Mameluco Disfraz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35]+[.G235]+[.H235]+[.I235]+[.J235]+[.K23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U-A-CH</text:p>
          </table:table-cell>
          <table:table-cell table:style-name="ce2" office:value-type="string">
            <text:p>Pijama Sullivan Adulto Kigurumi Mameluco Disfraz Cosplay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36]+[.G236]+[.H236]+[.I236]+[.J236]+[.K23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U-A-G</text:p>
          </table:table-cell>
          <table:table-cell table:style-name="ce2" office:value-type="string">
            <text:p>Pijama Sullivan Adulto Kigurumi Mameluco Disfraz Cosplay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37]+[.G237]+[.H237]+[.I237]+[.J237]+[.K23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U-A-M</text:p>
          </table:table-cell>
          <table:table-cell table:style-name="ce2" office:value-type="string">
            <text:p>Pijama Sullivan Adulto Kigurumi Mameluco Disfraz Cosplay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38]+[.G238]+[.H238]+[.I238]+[.J238]+[.K23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SU-A-XG</text:p>
          </table:table-cell>
          <table:table-cell table:style-name="ce2" office:value-type="string">
            <text:p>Pijama Sullivan Adulto Kigurumi Mameluco Disfraz Cosplay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39]+[.G239]+[.H239]+[.I239]+[.J239]+[.K23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TI-A-CH</text:p>
          </table:table-cell>
          <table:table-cell table:style-name="ce2" office:value-type="string">
            <text:p>Pijama Mameluco Disfraz Kigurumi Tiguer/tigre/tigger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40]+[.G240]+[.H240]+[.I240]+[.J240]+[.K24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TI-A-G</text:p>
          </table:table-cell>
          <table:table-cell table:style-name="ce2" office:value-type="string">
            <text:p>Pijama Mameluco Disfraz Kigurumi Tiguer/tigre/tigger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41]+[.G241]+[.H241]+[.I241]+[.J241]+[.K24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TI-A-M</text:p>
          </table:table-cell>
          <table:table-cell table:style-name="ce2" office:value-type="string">
            <text:p>Pijama Mameluco Disfraz Kigurumi Tiguer/tigre/tigger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42]+[.G242]+[.H242]+[.I242]+[.J242]+[.K24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TI-A-XG</text:p>
          </table:table-cell>
          <table:table-cell table:style-name="ce2" office:value-type="string">
            <text:p>Pijama Mameluco Disfraz Kigurumi Tiguer/tigre/tigger Adulto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43]+[.G243]+[.H243]+[.I243]+[.J243]+[.K24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TI-N-CH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44]+[.G244]+[.H244]+[.I244]+[.J244]+[.K24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TI-N-G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45]+[.G245]+[.H245]+[.I245]+[.J245]+[.K24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TI-N-M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46]+[.G246]+[.H246]+[.I246]+[.J246]+[.K24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TI-N-XG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47]+[.G247]+[.H247]+[.I247]+[.J247]+[.K24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VA-A-CH</text:p>
          </table:table-cell>
          <table:table-cell table:style-name="ce2" office:value-type="string">
            <text:p>Pijama Mameluco Disfraz Kigurimi Adulto Vaquita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48]+[.G248]+[.H248]+[.I248]+[.J248]+[.K24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VA-A-G</text:p>
          </table:table-cell>
          <table:table-cell table:style-name="ce2" office:value-type="string">
            <text:p>Pijama Mameluco Disfraz Kigurimi Adulto Vaquita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49]+[.G249]+[.H249]+[.I249]+[.J249]+[.K24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VA-A-M</text:p>
          </table:table-cell>
          <table:table-cell table:style-name="ce2" office:value-type="string">
            <text:p>Pijama Mameluco Disfraz Kigurimi Adulto Vaquita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50]+[.G250]+[.H250]+[.I250]+[.J250]+[.K25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VA-A-XG</text:p>
          </table:table-cell>
          <table:table-cell table:style-name="ce2" office:value-type="string">
            <text:p>Pijama Mameluco Disfraz Kigurimi Adulto Vaquita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51]+[.G251]+[.H251]+[.I251]+[.J251]+[.K25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VA-N-CH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52]+[.G252]+[.H252]+[.I252]+[.J252]+[.K25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VA-N-G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53]+[.G253]+[.H253]+[.I253]+[.J253]+[.K25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VA-N-M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54]+[.G254]+[.H254]+[.I254]+[.J254]+[.K25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KVA-N-XG</text:p>
          </table:table-cell>
          <table:table-cell table:style-name="ce2" office:value-type="string">
            <text:p>Pijama Kigurumi Niño Disfraz Cosplay Unisex Polar Personajes</text:p>
          </table:table-cell>
          <table:table-cell table:style-name="ce11" office:value-type="float" office:value="195">
            <text:p>195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55]+[.G255]+[.H255]+[.I255]+[.J255]+[.K25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Y-MUL-23</text:p>
          </table:table-cell>
          <table:table-cell table:style-name="ce2" office:value-type="string">
            <text:p>Plataformas Alpargatas Cuñas Altas 12 Cm Multicolor/ Colores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56]+[.G256]+[.H256]+[.I256]+[.J256]+[.K25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Y-MUL-23.5</text:p>
          </table:table-cell>
          <table:table-cell table:style-name="ce2" office:value-type="string">
            <text:p>Plataformas Alpargatas Cuñas Altas 12 Cm Multicolor/ Colores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57]+[.G257]+[.H257]+[.I257]+[.J257]+[.K25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Y-MUL-24</text:p>
          </table:table-cell>
          <table:table-cell table:style-name="ce2" office:value-type="string">
            <text:p>Plataformas Alpargatas Cuñas Altas 12 Cm Multicolor/ Colores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58]+[.G258]+[.H258]+[.I258]+[.J258]+[.K25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Y-MUL-24.5</text:p>
          </table:table-cell>
          <table:table-cell table:style-name="ce2" office:value-type="string">
            <text:p>Plataformas Alpargatas Cuñas Altas 12 Cm Multicolor/ Colores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59]+[.G259]+[.H259]+[.I259]+[.J259]+[.K25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Y-MUL-25</text:p>
          </table:table-cell>
          <table:table-cell table:style-name="ce2" office:value-type="string">
            <text:p>Plataformas Alpargatas Cuñas Altas 12 Cm Multicolor/ Colores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60]+[.G260]+[.H260]+[.I260]+[.J260]+[.K26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Y-MUL-25.5</text:p>
          </table:table-cell>
          <table:table-cell table:style-name="ce2" office:value-type="string">
            <text:p>Plataformas Alpargatas Cuñas Altas 12 Cm Multicolor/ Colores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61]+[.G261]+[.H261]+[.I261]+[.J261]+[.K26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PY-MUL-26</text:p>
          </table:table-cell>
          <table:table-cell table:style-name="ce2" office:value-type="string">
            <text:p>Plataformas Alpargatas Cuñas Altas 12 Cm Multicolor/ Colores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62]+[.G262]+[.H262]+[.I262]+[.J262]+[.K26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R18W30MM28</text:p>
          </table:table-cell>
          <table:table-cell table:style-name="ce2" office:value-type="string">
            <text:p>Reflector Led 30w Exterior Rgb Multicolor Con Control Remoto</text:p>
          </table:table-cell>
          <table:table-cell table:style-name="ce11" office:value-type="string">
            <text:p>NO</text:p>
          </table:table-cell>
          <table:table-cell table:style-name="ce17"/>
          <table:table-cell table:number-columns-repeated="6"/>
          <table:table-cell table:formula="of:=[.F263]+[.G263]+[.H263]+[.I263]+[.J263]+[.K26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RELAY433</text:p>
          </table:table-cell>
          <table:table-cell table:style-name="ce2" office:value-type="string">
            <text:p>Relay Interruptor Control Remoto Inalámbrico 12v 1ch Rf433</text:p>
          </table:table-cell>
          <table:table-cell table:style-name="ce11" office:value-type="float" office:value="90.95">
            <text:p>90,95</text:p>
          </table:table-cell>
          <table:table-cell table:style-name="ce17" office:value-type="float" office:value="287.59">
            <text:p>287,59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/>
          <table:table-cell table:number-columns-repeated="2" office:value-type="float" office:value="10">
            <text:p>10</text:p>
          </table:table-cell>
          <table:table-cell/>
          <table:table-cell table:formula="of:=[.F264]+[.G264]+[.H264]+[.I264]+[.J264]+[.K264]" office:value-type="float" office:value="130">
            <text:p>13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RELAY-WIFI</text:p>
          </table:table-cell>
          <table:table-cell table:style-name="ce2" office:value-type="string">
            <text:p>Interruptor Smart Switch Inteligente Wifi Relay Alexa Tuyapp</text:p>
          </table:table-cell>
          <table:table-cell table:style-name="ce11" office:value-type="float" office:value="89">
            <text:p>89</text:p>
          </table:table-cell>
          <table:table-cell table:style-name="ce17"/>
          <table:table-cell table:number-columns-repeated="6"/>
          <table:table-cell table:formula="of:=[.F265]+[.G265]+[.H265]+[.I265]+[.J265]+[.K265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RELSICAB</text:p>
          </table:table-cell>
          <table:table-cell table:style-name="ce2" office:value-type="string">
            <text:p>RELAY PARA SIRENA CABLEADA</text:p>
          </table:table-cell>
          <table:table-cell table:style-name="ce11" office:value-type="float" office:value="51">
            <text:p>51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66]+[.G266]+[.H266]+[.I266]+[.J266]+[.K26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RICA-V</text:p>
          </table:table-cell>
          <table:table-cell table:style-name="ce2" office:value-type="string">
            <text:p>Riñonera Cangurera Celular Elástica Unisex Impermeable Funda</text:p>
          </table:table-cell>
          <table:table-cell table:style-name="ce11" office:value-type="float" office:value="25">
            <text:p>25</text:p>
          </table:table-cell>
          <table:table-cell table:style-name="ce17"/>
          <table:table-cell office:value-type="float" office:value="12">
            <text:p>12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2"/>
          <table:table-cell table:formula="of:=[.F267]+[.G267]+[.H267]+[.I267]+[.J267]+[.K267]" office:value-type="float" office:value="22">
            <text:p>22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15</text:p>
          </table:table-cell>
          <table:table-cell table:style-name="ce2" office:value-type="string">
            <text:p>SIRENA DE 15W</text:p>
          </table:table-cell>
          <table:table-cell table:style-name="ce11" office:value-type="float" office:value="55">
            <text:p>55</text:p>
          </table:table-cell>
          <table:table-cell table:style-name="ce17"/>
          <table:table-cell office:value-type="float" office:value="50">
            <text:p>50</text:p>
          </table:table-cell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table:formula="of:=[.F268]+[.G268]+[.H268]+[.I268]+[.J268]+[.K268]" office:value-type="float" office:value="70">
            <text:p>7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30</text:p>
          </table:table-cell>
          <table:table-cell table:style-name="ce2" office:value-type="string">
            <text:p>Sirena 30w Alarma Repuesto Muy Potente Exterior 2 Tonos</text:p>
          </table:table-cell>
          <table:table-cell table:style-name="ce11" office:value-type="float" office:value="177.55">
            <text:p>177,55</text:p>
          </table:table-cell>
          <table:table-cell table:style-name="ce18" office:value-type="float" office:value="7717.5">
            <text:p>7.717,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table:formula="of:=[.F269]+[.G269]+[.H269]+[.I269]+[.J269]+[.K269]" office:value-type="float" office:value="30">
            <text:p>3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30W</text:p>
          </table:table-cell>
          <table:table-cell table:style-name="ce2" office:value-type="string">
            <text:p>SIRENA DE 30W</text:p>
          </table:table-cell>
          <table:table-cell table:style-name="ce11" office:value-type="float" office:value="177.55">
            <text:p>177,55</text:p>
          </table:table-cell>
          <table:table-cell table:style-name="ce18" office:value-type="float" office:value="7717.5">
            <text:p>7.717,50</text:p>
          </table:table-cell>
          <table:table-cell/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table:formula="of:=[.F270]+[.G270]+[.H270]+[.I270]+[.J270]+[.K270]" office:value-type="float" office:value="20">
            <text:p>2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433</text:p>
          </table:table-cell>
          <table:table-cell table:style-name="ce2" office:value-type="string">
            <text:p>Sirena Alarma Casa Inalámbrica Exteriores Rf 433mhz</text:p>
          </table:table-cell>
          <table:table-cell table:style-name="ce11" office:value-type="float" office:value="299.23">
            <text:p>299,23</text:p>
          </table:table-cell>
          <table:table-cell table:style-name="ce18" office:value-type="float" office:value="3143.3">
            <text:p>3.143,30</text:p>
          </table:table-cell>
          <table:table-cell office:value-type="float" office:value="3">
            <text:p>3</text:p>
          </table:table-cell>
          <table:table-cell table:number-columns-repeated="5"/>
          <table:table-cell table:formula="of:=[.F271]+[.G271]+[.H271]+[.I271]+[.J271]+[.K271]"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AGLPW</text:p>
          </table:table-cell>
          <table:table-cell table:style-name="ce2" office:value-type="string">
            <text:p>Detector Sensor Fugas Gas Temperatura Wifi Lp Natural Alarma</text:p>
          </table:table-cell>
          <table:table-cell table:style-name="ce11" office:value-type="float" office:value="288.08">
            <text:p>288,08</text:p>
          </table:table-cell>
          <table:table-cell table:style-name="ce17" office:value-type="float" office:value="703.56">
            <text:p>703,56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table:formula="of:=[.F272]+[.G272]+[.H272]+[.I272]+[.J272]+[.K272]" office:value-type="float" office:value="40">
            <text:p>4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IRU-6V</text:p>
          </table:table-cell>
          <table:table-cell table:style-name="ce2" office:value-type="string">
            <text:p>Silla Ruedas Eléctrica Velocidades Alarma Reversa Plegable</text:p>
          </table:table-cell>
          <table:table-cell table:style-name="ce12" office:value-type="float" office:value="12875.08">
            <text:p>12.875,08</text:p>
          </table:table-cell>
          <table:table-cell table:style-name="ce18" office:value-type="float" office:value="299200">
            <text:p>299.200,00</text:p>
          </table:table-cell>
          <table:table-cell table:number-columns-repeated="6"/>
          <table:table-cell table:formula="of:=[.F273]+[.G273]+[.H273]+[.I273]+[.J273]+[.K273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I-X-02</text:p>
          </table:table-cell>
          <table:table-cell table:style-name="ce2" office:value-type="string">
            <text:p>Silla Ruedas Eléctrica Scooter 4 Ruedas Batería Recargable</text:p>
          </table:table-cell>
          <table:table-cell table:style-name="ce12" office:value-type="float" office:value="13357.02">
            <text:p>13.357,02</text:p>
          </table:table-cell>
          <table:table-cell table:style-name="ce18" office:value-type="float" office:value="320320">
            <text:p>320.320,00</text:p>
          </table:table-cell>
          <table:table-cell table:number-columns-repeated="6"/>
          <table:table-cell table:formula="of:=[.F274]+[.G274]+[.H274]+[.I274]+[.J274]+[.K274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3" office:value-type="string">
            <text:p>SLALPIJMINNIE-CH</text:p>
          </table:table-cell>
          <table:table-cell table:style-name="ce2" office:value-type="string">
            <text:p>Pijama Disney Original Para Mujer Minnie Short Y Playera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75]+[.G275]+[.H275]+[.I275]+[.J275]+[.K27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LALPIJMINNIE-G</text:p>
          </table:table-cell>
          <table:table-cell table:style-name="ce2" office:value-type="string">
            <text:p>Pijama Disney Original Para Mujer Minnie Short Y Playera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76]+[.G276]+[.H276]+[.I276]+[.J276]+[.K27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LALPIJMINNIE-M</text:p>
          </table:table-cell>
          <table:table-cell table:style-name="ce2" office:value-type="string">
            <text:p>Pijama Disney Original Para Mujer Minnie Short Y Playera</text:p>
          </table:table-cell>
          <table:table-cell table:style-name="ce11" office:value-type="string">
            <text:p>NO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277]+[.G277]+[.H277]+[.I277]+[.J277]+[.K27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LAMP</text:p>
          </table:table-cell>
          <table:table-cell table:style-name="ce2" office:value-type="string">
            <text:p>ASPRADORAS</text:p>
          </table:table-cell>
          <table:table-cell table:style-name="ce11" office:value-type="float" office:value="250">
            <text:p>250</text:p>
          </table:table-cell>
          <table:table-cell table:style-name="ce17"/>
          <table:table-cell table:number-columns-repeated="6"/>
          <table:table-cell table:formula="of:=[.F278]+[.G278]+[.H278]+[.I278]+[.J278]+[.K278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LCGCK21</text:p>
          </table:table-cell>
          <table:table-cell table:style-name="ce2" office:value-type="string">
            <text:p>Gamepad Control Para Celular Gatillos Grip K21 Fortnite Pubg</text:p>
          </table:table-cell>
          <table:table-cell table:style-name="ce11" office:value-type="float" office:value="25">
            <text:p>25</text:p>
          </table:table-cell>
          <table:table-cell table:style-name="ce17"/>
          <table:table-cell office:value-type="float" office:value="50">
            <text:p>50</text:p>
          </table:table-cell>
          <table:table-cell table:number-columns-repeated="5"/>
          <table:table-cell table:formula="of:=[.F279]+[.G279]+[.H279]+[.I279]+[.J279]+[.K279]" office:value-type="float" office:value="50">
            <text:p>5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M433</text:p>
          </table:table-cell>
          <table:table-cell table:style-name="ce2" office:value-type="string">
            <text:p>Detector Movimiento Inalámbrico Pir Alarma Frecuencia 433mhz</text:p>
          </table:table-cell>
          <table:table-cell table:style-name="ce11" office:value-type="float" office:value="89">
            <text:p>89</text:p>
          </table:table-cell>
          <table:table-cell table:style-name="ce17" office:value-type="float" office:value="440.22">
            <text:p>440,22</text:p>
          </table:table-cell>
          <table:table-cell office:value-type="float" office:value="50">
            <text:p>50</text:p>
          </table:table-cell>
          <table:table-cell table:number-columns-repeated="5"/>
          <table:table-cell table:formula="of:=[.F280]+[.G280]+[.H280]+[.I280]+[.J280]+[.K280]" office:value-type="float" office:value="50">
            <text:p>5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M433-BOTE</text:p>
          </table:table-cell>
          <table:table-cell table:style-name="ce2" office:value-type="string">
            <text:p>Sensor Movimiento Pir2 Alarmas Rf 433 Mhz Seguridad</text:p>
          </table:table-cell>
          <table:table-cell table:style-name="ce11" office:value-type="float" office:value="87.91">
            <text:p>87,91</text:p>
          </table:table-cell>
          <table:table-cell table:style-name="ce17" office:value-type="float" office:value="173.19">
            <text:p>173,19</text:p>
          </table:table-cell>
          <table:table-cell office:value-type="float" office:value="50">
            <text:p>50</text:p>
          </table:table-cell>
          <table:table-cell table:number-columns-repeated="5"/>
          <table:table-cell table:formula="of:=[.F281]+[.G281]+[.H281]+[.I281]+[.J281]+[.K281]" office:value-type="float" office:value="50">
            <text:p>5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MA433</text:p>
          </table:table-cell>
          <table:table-cell table:style-name="ce2" office:value-type="string">
            <text:p>Sensor Movimiento Antimascota Alarmas Rf 433 Mhz Seguridad</text:p>
          </table:table-cell>
          <table:table-cell table:style-name="ce11" office:value-type="float" office:value="121.05">
            <text:p>121,05</text:p>
          </table:table-cell>
          <table:table-cell table:style-name="ce17" office:value-type="float" office:value="440.22">
            <text:p>440,22</text:p>
          </table:table-cell>
          <table:table-cell table:number-columns-repeated="6"/>
          <table:table-cell table:formula="of:=[.F282]+[.G282]+[.H282]+[.I282]+[.J282]+[.K282]" office:value-type="float" office:value="0">
            <text:p>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MAEX433</text:p>
          </table:table-cell>
          <table:table-cell table:style-name="ce2" office:value-type="string">
            <text:p>Sensor Movimiento Exterior Antimascota Pir Inlamábrico Rf43</text:p>
          </table:table-cell>
          <table:table-cell table:style-name="ce11" office:value-type="float" office:value="269.42">
            <text:p>269,42</text:p>
          </table:table-cell>
          <table:table-cell table:style-name="ce18" office:value-type="float" office:value="1435">
            <text:p>1.435,00</text:p>
          </table:table-cell>
          <table:table-cell office:value-type="float" office:value="40">
            <text:p>40</text:p>
          </table:table-cell>
          <table:table-cell table:number-columns-repeated="5"/>
          <table:table-cell table:formula="of:=[.F283]+[.G283]+[.H283]+[.I283]+[.J283]+[.K283]" office:value-type="float" office:value="40">
            <text:p>4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MWIFI</text:p>
          </table:table-cell>
          <table:table-cell table:style-name="ce2" office:value-type="string">
            <text:p>Sensor De Movimiento Wifi App Smart Tuya Alarma Alexa Google</text:p>
          </table:table-cell>
          <table:table-cell table:style-name="ce11" office:value-type="float" office:value="161.73">
            <text:p>161,73</text:p>
          </table:table-cell>
          <table:table-cell table:style-name="ce17" office:value-type="float" office:value="416">
            <text:p>416</text:p>
          </table:table-cell>
          <table:table-cell office:value-type="float" office:value="50">
            <text:p>50</text:p>
          </table:table-cell>
          <table:table-cell table:number-columns-repeated="5"/>
          <table:table-cell table:formula="of:=[.F284]+[.G284]+[.H284]+[.I284]+[.J284]+[.K284]" office:value-type="float" office:value="50">
            <text:p>5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OS433</text:p>
          </table:table-cell>
          <table:table-cell table:style-name="ce2" office:value-type="string">
            <text:p>boton de panico 433</text:p>
          </table:table-cell>
          <table:table-cell table:style-name="ce11" office:value-type="float" office:value="39.59">
            <text:p>39,59</text:p>
          </table:table-cell>
          <table:table-cell table:style-name="ce17" office:value-type="float" office:value="60">
            <text:p>60</text:p>
          </table:table-cell>
          <table:table-cell office:value-type="float" office:value="20">
            <text:p>20</text:p>
          </table:table-cell>
          <table:table-cell table:number-columns-repeated="2" office:value-type="float" office:value="5">
            <text:p>5</text:p>
          </table:table-cell>
          <table:table-cell/>
          <table:table-cell table:number-columns-repeated="2" office:value-type="float" office:value="5">
            <text:p>5</text:p>
          </table:table-cell>
          <table:table-cell table:formula="of:=[.F285]+[.G285]+[.H285]+[.I285]+[.J285]+[.K285]" office:value-type="float" office:value="40">
            <text:p>4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PV433</text:p>
          </table:table-cell>
          <table:table-cell table:style-name="ce2" office:value-type="string">
            <text:p>Sensor Inalámbrico Bidireccional 433 Magnético Puertaventana</text:p>
          </table:table-cell>
          <table:table-cell table:style-name="ce11" office:value-type="float" office:value="36.1">
            <text:p>36,1</text:p>
          </table:table-cell>
          <table:table-cell table:style-name="ce17" office:value-type="float" office:value="70">
            <text:p>7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/>
          <table:table-cell office:value-type="float" office:value="11">
            <text:p>11</text:p>
          </table:table-cell>
          <table:table-cell office:value-type="float" office:value="17">
            <text:p>17</text:p>
          </table:table-cell>
          <table:table-cell table:formula="of:=[.F286]+[.G286]+[.H286]+[.I286]+[.J286]+[.K286]" office:value-type="float" office:value="158">
            <text:p>158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PVA433</text:p>
          </table:table-cell>
          <table:table-cell table:style-name="ce2" office:value-type="string">
            <text:p>Sensor Magnético 433mhz Aviso Puerta Abierta Y Bateria Baja</text:p>
          </table:table-cell>
          <table:table-cell table:style-name="ce11" office:value-type="float" office:value="39.92">
            <text:p>39,92</text:p>
          </table:table-cell>
          <table:table-cell table:style-name="ce17" office:value-type="float" office:value="45.36">
            <text:p>45,36</text:p>
          </table:table-cell>
          <table:table-cell/>
          <table:table-cell office:value-type="float" office:value="3">
            <text:p>3</text:p>
          </table:table-cell>
          <table:table-cell table:number-columns-repeated="4"/>
          <table:table-cell table:formula="of:=[.F287]+[.G287]+[.H287]+[.I287]+[.J287]+[.K287]" office:value-type="float" office:value="3">
            <text:p>3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PVW</text:p>
          </table:table-cell>
          <table:table-cell table:style-name="ce2" office:value-type="string">
            <text:p>sensor de puerta venana wifi</text:p>
          </table:table-cell>
          <table:table-cell table:style-name="ce11" office:value-type="float" office:value="103.55">
            <text:p>103,55</text:p>
          </table:table-cell>
          <table:table-cell table:style-name="ce17" office:value-type="float" office:value="138.6">
            <text:p>138,6</text:p>
          </table:table-cell>
          <table:table-cell office:value-type="float" office:value="45">
            <text:p>45</text:p>
          </table:table-cell>
          <table:table-cell table:number-columns-repeated="2" office:value-type="float" office:value="3">
            <text:p>3</text:p>
          </table:table-cell>
          <table:table-cell/>
          <table:table-cell table:number-columns-repeated="2" office:value-type="float" office:value="3">
            <text:p>3</text:p>
          </table:table-cell>
          <table:table-cell table:formula="of:=[.F288]+[.G288]+[.H288]+[.I288]+[.J288]+[.K288]" office:value-type="float" office:value="57">
            <text:p>57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R433</text:p>
          </table:table-cell>
          <table:table-cell table:style-name="ce2" office:value-type="string">
            <text:p>Sensor Inalámbrico Magnético Para Cortina Metálica Uso Rudo</text:p>
          </table:table-cell>
          <table:table-cell table:style-name="ce11" office:value-type="float" office:value="126.15">
            <text:p>126,15</text:p>
          </table:table-cell>
          <table:table-cell table:style-name="ce17" office:value-type="float" office:value="600">
            <text:p>600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formula="of:=[.F289]+[.G289]+[.H289]+[.I289]+[.J289]+[.K289]" office:value-type="float" office:value="40">
            <text:p>4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TV-2B-26-65</text:p>
          </table:table-cell>
          <table:table-cell table:style-name="ce2" office:value-type="string">
            <text:p>Soporte Pantalla Tv Movible Doble Brazo Reforzado 26 A 65</text:p>
          </table:table-cell>
          <table:table-cell table:style-name="ce11" office:value-type="float" office:value="280">
            <text:p>280</text:p>
          </table:table-cell>
          <table:table-cell table:style-name="ce17"/>
          <table:table-cell office:value-type="float" office:value="17">
            <text:p>17</text:p>
          </table:table-cell>
          <table:table-cell table:number-columns-repeated="5"/>
          <table:table-cell table:formula="of:=[.F290]+[.G290]+[.H290]+[.I290]+[.J290]+[.K290]" office:value-type="float" office:value="17">
            <text:p>17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TV-2B-32-70</text:p>
          </table:table-cell>
          <table:table-cell table:style-name="ce2" office:value-type="string">
            <text:p>Soporte Link Bits C3780n24 De Pared Para Tv/monitor De 32 A 70 Negro</text:p>
          </table:table-cell>
          <table:table-cell table:style-name="ce11" office:value-type="float" office:value="400">
            <text:p>400</text:p>
          </table:table-cell>
          <table:table-cell table:style-name="ce17"/>
          <table:table-cell office:value-type="float" office:value="19">
            <text:p>19</text:p>
          </table:table-cell>
          <table:table-cell table:number-columns-repeated="5"/>
          <table:table-cell table:formula="of:=[.F291]+[.G291]+[.H291]+[.I291]+[.J291]+[.K291]" office:value-type="float" office:value="19">
            <text:p>19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TV-C-32-65</text:p>
          </table:table-cell>
          <table:table-cell table:style-name="ce2" office:value-type="string">
            <text:p>Soporte Movil Pantalla 32 A 65 Pulgadas In Piso Tipo Carrito</text:p>
          </table:table-cell>
          <table:table-cell table:style-name="ce12" office:value-type="float" office:value="1000">
            <text:p>1.000,00</text:p>
          </table:table-cell>
          <table:table-cell table:style-name="ce17"/>
          <table:table-cell office:value-type="float" office:value="16">
            <text:p>16</text:p>
          </table:table-cell>
          <table:table-cell table:number-columns-repeated="5"/>
          <table:table-cell table:formula="of:=[.F292]+[.G292]+[.H292]+[.I292]+[.J292]+[.K292]" office:value-type="float" office:value="16">
            <text:p>16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SV433</text:p>
          </table:table-cell>
          <table:table-cell table:style-name="ce2" office:value-type="string">
            <text:p>Sensor Vibración Ventanas Paredes Muro Sistema De Alarmas</text:p>
          </table:table-cell>
          <table:table-cell table:style-name="ce11" office:value-type="float" office:value="89.35">
            <text:p>89,35</text:p>
          </table:table-cell>
          <table:table-cell table:style-name="ce17" office:value-type="float" office:value="69">
            <text:p>6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2"/>
          <table:table-cell table:number-columns-repeated="2" office:value-type="float" office:value="3">
            <text:p>3</text:p>
          </table:table-cell>
          <table:table-cell table:formula="of:=[.F293]+[.G293]+[.H293]+[.I293]+[.J293]+[.K293]" office:value-type="float" office:value="14">
            <text:p>14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DB003</text:p>
          </table:table-cell>
          <table:table-cell table:style-name="ce2" office:value-type="string">
            <text:p>Sensor Detector De Movimiento Timbre Alarma Negocio Tienda</text:p>
          </table:table-cell>
          <table:table-cell table:style-name="ce11" office:value-type="float" office:value="104.2">
            <text:p>104,2</text:p>
          </table:table-cell>
          <table:table-cell table:style-name="ce17" office:value-type="float" office:value="739.06">
            <text:p>739,06</text:p>
          </table:table-cell>
          <table:table-cell office:value-type="float" office:value="180">
            <text:p>180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F294]+[.G294]+[.H294]+[.I294]+[.J294]+[.K294]" office:value-type="float" office:value="200">
            <text:p>20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R-PA010</text:p>
          </table:table-cell>
          <table:table-cell table:style-name="ce2" office:value-type="string">
            <text:p>Sensor Termostato Temperatura Y Humedad Inteligente Wifi App</text:p>
          </table:table-cell>
          <table:table-cell table:style-name="ce11" office:value-type="float" office:value="187.59">
            <text:p>187,59</text:p>
          </table:table-cell>
          <table:table-cell table:style-name="ce17" office:value-type="float" office:value="292.5">
            <text:p>292,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295]+[.G295]+[.H295]+[.I295]+[.J295]+[.K29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708-25-N</text:p>
          </table:table-cell>
          <table:table-cell table:style-name="ce2" office:value-type="string">
            <text:p>Tenis Seguridad Kevlar Puntera Acero Ligero Trabajo Unisex</text:p>
          </table:table-cell>
          <table:table-cell table:style-name="ce11" office:value-type="float" office:value="310.94">
            <text:p>310,94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296]+[.G296]+[.H296]+[.I296]+[.J296]+[.K29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708-26-N</text:p>
          </table:table-cell>
          <table:table-cell table:style-name="ce2" office:value-type="string">
            <text:p>Tenis Seguridad Kevlar Puntera Acero Ligero Trabajo Unisex</text:p>
          </table:table-cell>
          <table:table-cell table:style-name="ce11" office:value-type="float" office:value="310.94">
            <text:p>310,94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297]+[.G297]+[.H297]+[.I297]+[.J297]+[.K29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708-27-N</text:p>
          </table:table-cell>
          <table:table-cell table:style-name="ce2" office:value-type="string">
            <text:p>Tenis Seguridad Kevlar Puntera Acero Ligero Trabajo Unisex</text:p>
          </table:table-cell>
          <table:table-cell table:style-name="ce11" office:value-type="float" office:value="310.94">
            <text:p>310,94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298]+[.G298]+[.H298]+[.I298]+[.J298]+[.K29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708-28-N</text:p>
          </table:table-cell>
          <table:table-cell table:style-name="ce2" office:value-type="string">
            <text:p>Tenis Seguridad Kevlar Puntera Acero Ligero Trabajo Unisex</text:p>
          </table:table-cell>
          <table:table-cell table:style-name="ce11" office:value-type="float" office:value="310.94">
            <text:p>310,94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299]+[.G299]+[.H299]+[.I299]+[.J299]+[.K29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708-29-N</text:p>
          </table:table-cell>
          <table:table-cell table:style-name="ce2" office:value-type="string">
            <text:p>Tenis Seguridad Kevlar Puntera Acero Ligero Trabajo Unisex</text:p>
          </table:table-cell>
          <table:table-cell table:style-name="ce11" office:value-type="float" office:value="310.94">
            <text:p>310,94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00]+[.G300]+[.H300]+[.I300]+[.J300]+[.K30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-26-R</text:p>
          </table:table-cell>
          <table:table-cell table:style-name="ce2" office:value-type="string">
            <text:p>Tenis De Seguridad Industrial Zapatos Trabajo Unisex Casquil</text:p>
          </table:table-cell>
          <table:table-cell table:style-name="ce11" office:value-type="float" office:value="323.23">
            <text:p>323,23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01]+[.G301]+[.H301]+[.I301]+[.J301]+[.K30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7-25-A</text:p>
          </table:table-cell>
          <table:table-cell table:style-name="ce2" office:value-type="string">
            <text:p>Tenis De Seguridad Industrial Zapatos Trabajo Unisex Casquil</text:p>
          </table:table-cell>
          <table:table-cell table:style-name="ce11" office:value-type="float" office:value="323.23">
            <text:p>323,23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02]+[.G302]+[.H302]+[.I302]+[.J302]+[.K30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7-25-N</text:p>
          </table:table-cell>
          <table:table-cell table:style-name="ce2" office:value-type="string">
            <text:p>Tenis De Seguridad Industrial Zapatos Trabajo Unisex Casquil</text:p>
          </table:table-cell>
          <table:table-cell table:style-name="ce11" office:value-type="float" office:value="323.23">
            <text:p>323,23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03]+[.G303]+[.H303]+[.I303]+[.J303]+[.K30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7-25-R</text:p>
          </table:table-cell>
          <table:table-cell table:style-name="ce2" office:value-type="string">
            <text:p>Tenis De Seguridad Industrial Zapatos Trabajo Unisex Casquil</text:p>
          </table:table-cell>
          <table:table-cell table:style-name="ce11" office:value-type="float" office:value="323.23">
            <text:p>323,23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04]+[.G304]+[.H304]+[.I304]+[.J304]+[.K30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7-26-A</text:p>
          </table:table-cell>
          <table:table-cell table:style-name="ce2" office:value-type="string">
            <text:p>Tenis De Seguridad Industrial Zapatos Trabajo Unisex Casquil</text:p>
          </table:table-cell>
          <table:table-cell table:style-name="ce11" office:value-type="float" office:value="323.23">
            <text:p>323,23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05]+[.G305]+[.H305]+[.I305]+[.J305]+[.K30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7-26-N</text:p>
          </table:table-cell>
          <table:table-cell table:style-name="ce2" office:value-type="string">
            <text:p>Tenis De Seguridad Industrial Zapatos Trabajo Unisex Casquil</text:p>
          </table:table-cell>
          <table:table-cell table:style-name="ce11" office:value-type="float" office:value="323.23">
            <text:p>323,23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06]+[.G306]+[.H306]+[.I306]+[.J306]+[.K30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7-26-R</text:p>
          </table:table-cell>
          <table:table-cell table:style-name="ce2" office:value-type="string">
            <text:p>Tenis De Seguridad Industrial Zapatos Trabajo Unisex Casquil</text:p>
          </table:table-cell>
          <table:table-cell table:style-name="ce11" office:value-type="float" office:value="323.23">
            <text:p>323,23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07]+[.G307]+[.H307]+[.I307]+[.J307]+[.K30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7-27-A</text:p>
          </table:table-cell>
          <table:table-cell table:style-name="ce2" office:value-type="string">
            <text:p>Tenis De Seguridad Industrial Zapatos Trabajo Unisex Casquil</text:p>
          </table:table-cell>
          <table:table-cell table:style-name="ce11" office:value-type="float" office:value="323.23">
            <text:p>323,23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08]+[.G308]+[.H308]+[.I308]+[.J308]+[.K30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7-27-N</text:p>
          </table:table-cell>
          <table:table-cell table:style-name="ce2" office:value-type="string">
            <text:p>Tenis De Seguridad Industrial Zapatos Trabajo Unisex Casquil</text:p>
          </table:table-cell>
          <table:table-cell table:style-name="ce11" office:value-type="float" office:value="323.23">
            <text:p>323,23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09]+[.G309]+[.H309]+[.I309]+[.J309]+[.K30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7-27-R</text:p>
          </table:table-cell>
          <table:table-cell table:style-name="ce2" office:value-type="string">
            <text:p>Tenis De Seguridad Industrial Zapatos Trabajo Unisex Casquil</text:p>
          </table:table-cell>
          <table:table-cell table:style-name="ce11" office:value-type="float" office:value="323.23">
            <text:p>323,23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10]+[.G310]+[.H310]+[.I310]+[.J310]+[.K31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7-28-A</text:p>
          </table:table-cell>
          <table:table-cell table:style-name="ce2" office:value-type="string">
            <text:p>TENIS SEGURIDAD AZUL TALLA 28</text:p>
          </table:table-cell>
          <table:table-cell table:style-name="ce11" office:value-type="float" office:value="323.33">
            <text:p>323,33</text:p>
          </table:table-cell>
          <table:table-cell table:style-name="ce17"/>
          <table:table-cell office:value-type="float" office:value="5">
            <text:p>5</text:p>
          </table:table-cell>
          <table:table-cell table:number-columns-repeated="5"/>
          <table:table-cell table:formula="of:=[.F311]+[.G311]+[.H311]+[.I311]+[.J311]+[.K31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7-28-N</text:p>
          </table:table-cell>
          <table:table-cell table:style-name="ce2" office:value-type="string">
            <text:p>Tenis De Seguridad Industrial Zapatos Trabajo Unisex Casquil</text:p>
          </table:table-cell>
          <table:table-cell table:style-name="ce11" office:value-type="float" office:value="323.23">
            <text:p>323,23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12]+[.G312]+[.H312]+[.I312]+[.J312]+[.K312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7-28-R</text:p>
          </table:table-cell>
          <table:table-cell table:style-name="ce2" office:value-type="string">
            <text:p>Tenis De Seguridad Industrial Zapatos Trabajo Unisex Casquil</text:p>
          </table:table-cell>
          <table:table-cell table:style-name="ce11" office:value-type="float" office:value="323.23">
            <text:p>323,23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13]+[.G313]+[.H313]+[.I313]+[.J313]+[.K313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7-29-A</text:p>
          </table:table-cell>
          <table:table-cell table:style-name="ce2" office:value-type="string">
            <text:p>Tenis De Seguridad Industrial Zapatos Trabajo Unisex Casquil</text:p>
          </table:table-cell>
          <table:table-cell table:style-name="ce11" office:value-type="float" office:value="323.23">
            <text:p>323,23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14]+[.G314]+[.H314]+[.I314]+[.J314]+[.K314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7-29-N</text:p>
          </table:table-cell>
          <table:table-cell table:style-name="ce2" office:value-type="string">
            <text:p>Tenis De Seguridad Industrial Zapatos Trabajo Unisex Casquil</text:p>
          </table:table-cell>
          <table:table-cell table:style-name="ce11" office:value-type="float" office:value="323.23">
            <text:p>323,23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15]+[.G315]+[.H315]+[.I315]+[.J315]+[.K315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017-29-R</text:p>
          </table:table-cell>
          <table:table-cell table:style-name="ce2" office:value-type="string">
            <text:p>Tenis De Seguridad Industrial Zapatos Trabajo Unisex Casquil</text:p>
          </table:table-cell>
          <table:table-cell table:style-name="ce11" office:value-type="float" office:value="323.23">
            <text:p>323,23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16]+[.G316]+[.H316]+[.I316]+[.J316]+[.K316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12-25-N</text:p>
          </table:table-cell>
          <table:table-cell table:style-name="ce2" office:value-type="string">
            <text:p>Tenis De Seguridad Kevlar Con Puntera De Acero Unisex Ligero</text:p>
          </table:table-cell>
          <table:table-cell table:style-name="ce11" office:value-type="float" office:value="308.89">
            <text:p>308,89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17]+[.G317]+[.H317]+[.I317]+[.J317]+[.K317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12-26-N</text:p>
          </table:table-cell>
          <table:table-cell table:style-name="ce2" office:value-type="string">
            <text:p>Tenis De Seguridad Kevlar Con Puntera De Acero Unisex Ligero</text:p>
          </table:table-cell>
          <table:table-cell table:style-name="ce11" office:value-type="float" office:value="308.89">
            <text:p>308,89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18]+[.G318]+[.H318]+[.I318]+[.J318]+[.K318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12-27-N</text:p>
          </table:table-cell>
          <table:table-cell table:style-name="ce2" office:value-type="string">
            <text:p>Tenis De Seguridad Kevlar Con Puntera De Acero Unisex Ligero</text:p>
          </table:table-cell>
          <table:table-cell table:style-name="ce11" office:value-type="float" office:value="308.89">
            <text:p>308,89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19]+[.G319]+[.H319]+[.I319]+[.J319]+[.K319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12-28-N</text:p>
          </table:table-cell>
          <table:table-cell table:style-name="ce2" office:value-type="string">
            <text:p>Tenis De Seguridad Kevlar Con Puntera De Acero Unisex Ligero</text:p>
          </table:table-cell>
          <table:table-cell table:style-name="ce11" office:value-type="float" office:value="308.89">
            <text:p>308,89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20]+[.G320]+[.H320]+[.I320]+[.J320]+[.K320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ESE912-29-N</text:p>
          </table:table-cell>
          <table:table-cell table:style-name="ce2" office:value-type="string">
            <text:p>Tenis De Seguridad Kevlar Con Puntera De Acero Unisex Ligero</text:p>
          </table:table-cell>
          <table:table-cell table:style-name="ce11" office:value-type="float" office:value="308.89">
            <text:p>308,89</text:p>
          </table:table-cell>
          <table:table-cell table:style-name="ce18" office:value-type="float" office:value="3034.35">
            <text:p>3.034,35</text:p>
          </table:table-cell>
          <table:table-cell office:value-type="float" office:value="5">
            <text:p>5</text:p>
          </table:table-cell>
          <table:table-cell table:number-columns-repeated="5"/>
          <table:table-cell table:formula="of:=[.F321]+[.G321]+[.H321]+[.I321]+[.J321]+[.K321]" office:value-type="float" office:value="5">
            <text:p>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I-GN-D3-10</text:p>
          </table:table-cell>
          <table:table-cell table:style-name="ce2" office:value-type="string">
            <text:p>Kit Timbre Video Portero Monitor Ip Touch 10 Pulgadas Wifi</text:p>
          </table:table-cell>
          <table:table-cell table:style-name="ce12" office:value-type="float" office:value="2220.15">
            <text:p>2.220,15</text:p>
          </table:table-cell>
          <table:table-cell table:style-name="ce18" office:value-type="float" office:value="4515.67">
            <text:p>4.515,67</text:p>
          </table:table-cell>
          <table:table-cell office:value-type="float" office:value="15">
            <text:p>15</text:p>
          </table:table-cell>
          <table:table-cell table:number-columns-repeated="5"/>
          <table:table-cell table:formula="of:=[.F322]+[.G322]+[.H322]+[.I322]+[.J322]+[.K322]" office:value-type="float" office:value="15">
            <text:p>1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I-GN-D3-7</text:p>
          </table:table-cell>
          <table:table-cell table:style-name="ce2" office:value-type="string">
            <text:p>Kit Timbre Video Portero Monitor Ip Touch De 7 Pulgadas Wifi</text:p>
          </table:table-cell>
          <table:table-cell table:style-name="ce12" office:value-type="float" office:value="1953.38">
            <text:p>1.953,38</text:p>
          </table:table-cell>
          <table:table-cell table:style-name="ce18" office:value-type="float" office:value="3910">
            <text:p>3.910,00</text:p>
          </table:table-cell>
          <table:table-cell office:value-type="float" office:value="15">
            <text:p>15</text:p>
          </table:table-cell>
          <table:table-cell table:number-columns-repeated="5"/>
          <table:table-cell table:formula="of:=[.F323]+[.G323]+[.H323]+[.I323]+[.J323]+[.K323]" office:value-type="float" office:value="15">
            <text:p>1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TL-HDMI60A80</text:p>
          </table:table-cell>
          <table:table-cell table:style-name="ce2" office:value-type="string">
            <text:p>Tira Led Televisión Inmersion Smart 60 A 80 Hdmi Alexa</text:p>
          </table:table-cell>
          <table:table-cell table:style-name="ce12" office:value-type="float" office:value="1390.78">
            <text:p>1.390,78</text:p>
          </table:table-cell>
          <table:table-cell table:style-name="ce18" office:value-type="float" office:value="4275">
            <text:p>4.275,00</text:p>
          </table:table-cell>
          <table:table-cell office:value-type="float" office:value="15">
            <text:p>15</text:p>
          </table:table-cell>
          <table:table-cell table:number-columns-repeated="5"/>
          <table:table-cell table:formula="of:=[.F324]+[.G324]+[.H324]+[.I324]+[.J324]+[.K324]" office:value-type="float" office:value="15">
            <text:p>1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VA-WIFI</text:p>
          </table:table-cell>
          <table:table-cell table:style-name="ce2" office:value-type="string">
            <text:p>Llave Agua/gas Válvula Wifi App Smart Life</text:p>
          </table:table-cell>
          <table:table-cell table:style-name="ce11" office:value-type="float" office:value="360.17">
            <text:p>360,17</text:p>
          </table:table-cell>
          <table:table-cell table:style-name="ce18" office:value-type="float" office:value="2160.9">
            <text:p>2.160,90</text:p>
          </table:table-cell>
          <table:table-cell office:value-type="float" office:value="15">
            <text:p>15</text:p>
          </table:table-cell>
          <table:table-cell table:number-columns-repeated="5"/>
          <table:table-cell table:formula="of:=[.F325]+[.G325]+[.H325]+[.I325]+[.J325]+[.K325]" office:value-type="float" office:value="15">
            <text:p>1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table:style-name="ce2" office:value-type="string">
            <text:p>VP-KS400</text:p>
          </table:table-cell>
          <table:table-cell table:style-name="ce2" office:value-type="string">
            <text:p>Video Portero Casa Timbre Inalámbrico Wifi 2mp App Tuya</text:p>
          </table:table-cell>
          <table:table-cell table:style-name="ce11" office:value-type="float" office:value="677.24">
            <text:p>677,24</text:p>
          </table:table-cell>
          <table:table-cell table:style-name="ce18" office:value-type="float" office:value="1380">
            <text:p>1.380,00</text:p>
          </table:table-cell>
          <table:table-cell office:value-type="float" office:value="15">
            <text:p>15</text:p>
          </table:table-cell>
          <table:table-cell table:number-columns-repeated="5"/>
          <table:table-cell table:formula="of:=[.F326]+[.G326]+[.H326]+[.I326]+[.J326]+[.K326]" office:value-type="float" office:value="15">
            <text:p>15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BM-SEYOU-L12</text:p>
          </table:table-cell>
          <table:table-cell office:value-type="string">
            <text:p>Base Maquillaje Cobertura Total A Prueba Agua Cubre Tatuajes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2"/>
          <table:table-cell table:number-columns-repeated="3" office:value-type="float" office:value="10">
            <text:p>10</text:p>
          </table:table-cell>
          <table:table-cell table:formula="of:=[.F327]+[.G327]+[.H327]+[.I327]+[.J327]+[.K327]" office:value-type="float" office:value="100">
            <text:p>100</text:p>
          </table:table-cell>
          <table:table-cell table:number-columns-repeated="1012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BM-SEYOU-L13</text:p>
          </table:table-cell>
          <table:table-cell office:value-type="string">
            <text:p>Base Maquillaje Cobertura Total A Prueba Agua Cubre Tatuajes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2"/>
          <table:table-cell table:number-columns-repeated="3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BM-SEYOU-L19</text:p>
          </table:table-cell>
          <table:table-cell office:value-type="string">
            <text:p>Base Maquillaje Cobertura Total A Prueba Agua Cubre Tatuajes</text:p>
          </table:table-cell>
          <table:table-cell table:number-columns-repeated="2"/>
          <table:table-cell office:value-type="float" office:value="70">
            <text:p>70</text:p>
          </table:table-cell>
          <table:table-cell table:number-columns-repeated="2"/>
          <table:table-cell table:number-columns-repeated="3" office:value-type="float" office:value="10">
            <text:p>10</text:p>
          </table:table-cell>
          <table:table-cell table:number-columns-repeated="1013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FA-N-T138-XS</text:p>
          </table:table-cell>
          <table:table-cell office:value-type="string">
            <text:p>Faja Colombiana Original Postparto Corsé Levanta Gluteos</text:p>
          </table:table-cell>
          <table:table-cell table:number-columns-repeated="2"/>
          <table:table-cell office:value-type="float" office:value="35">
            <text:p>35</text:p>
          </table:table-cell>
          <table:table-cell table:number-columns-repeated="1018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FA-N-T138-S</text:p>
          </table:table-cell>
          <table:table-cell office:value-type="string">
            <text:p>Faja Colombiana Original Postparto Corsé Levanta Gluteos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FA-N-T138-M</text:p>
          </table:table-cell>
          <table:table-cell office:value-type="string">
            <text:p>Faja Colombiana Original Postparto Corsé Levanta Gluteos</text:p>
          </table:table-cell>
          <table:table-cell table:number-columns-repeated="2"/>
          <table:table-cell office:value-type="float" office:value="20">
            <text:p>20</text:p>
          </table:table-cell>
          <table:table-cell table:number-columns-repeated="1018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FA-N-T138-L</text:p>
          </table:table-cell>
          <table:table-cell office:value-type="string">
            <text:p>Faja Colombiana Original Postparto Corsé Levanta Gluteos</text:p>
          </table:table-cell>
          <table:table-cell table:number-columns-repeated="2"/>
          <table:table-cell office:value-type="float" office:value="30">
            <text:p>30</text:p>
          </table:table-cell>
          <table:table-cell table:number-columns-repeated="1018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FA-N-T138-XL</text:p>
          </table:table-cell>
          <table:table-cell office:value-type="string">
            <text:p>Faja Colombiana Original Postparto Corsé Levanta Gluteos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FA-N-T138-2XL</text:p>
          </table:table-cell>
          <table:table-cell office:value-type="string">
            <text:p>Faja Colombiana Original Postparto Corsé Levanta Gluteos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FA-N-T138-3XL</text:p>
          </table:table-cell>
          <table:table-cell office:value-type="string">
            <text:p>Faja Colombiana Original Postparto Corsé Levanta Gluteos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FA-B-T138-XS</text:p>
          </table:table-cell>
          <table:table-cell office:value-type="string">
            <text:p>Faja Colombiana Original Postparto Corsé Levanta Gluteos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FA-B-T138-S</text:p>
          </table:table-cell>
          <table:table-cell office:value-type="string">
            <text:p>Faja Colombiana Original Postparto Corsé Levanta Gluteos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FA-B-T138-M</text:p>
          </table:table-cell>
          <table:table-cell office:value-type="string">
            <text:p>Faja Colombiana Original Postparto Corsé Levanta Gluteos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FA-B-T138-L</text:p>
          </table:table-cell>
          <table:table-cell office:value-type="string">
            <text:p>Faja Colombiana Original Postparto Corsé Levanta Gluteos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FA-B-T138-XL</text:p>
          </table:table-cell>
          <table:table-cell office:value-type="string">
            <text:p>Faja Colombiana Original Postparto Corsé Levanta Gluteos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FA-B-T138-2XL</text:p>
          </table:table-cell>
          <table:table-cell office:value-type="string">
            <text:p>Faja Colombiana Original Postparto Corsé Levanta Gluteos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>
          <table:table-cell office:value-type="string">
            <text:p>producto</text:p>
          </table:table-cell>
          <table:table-cell office:value-type="string">
            <text:p>FA-B-T138-3XL</text:p>
          </table:table-cell>
          <table:table-cell office:value-type="string">
            <text:p>Faja Colombiana Original Postparto Corsé Levanta Gluteos</text:p>
          </table:table-cell>
          <table:table-cell table:number-columns-repeated="2"/>
          <table:table-cell office:value-type="float" office:value="10">
            <text:p>10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CL-S30W</text:p>
          </table:table-cell>
          <table:table-cell table:style-name="ce5"/>
          <table:table-cell table:style-name="ce15" office:value-type="float" office:value="305">
            <text:p>305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L4014G-6P-4M-1SOS</text:p>
          </table:table-cell>
          <table:table-cell table:style-name="ce5"/>
          <table:table-cell table:style-name="ce15" office:value-type="float" office:value="1510">
            <text:p>1510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LG20-5P-2M-3MA</text:p>
          </table:table-cell>
          <table:table-cell table:style-name="ce5"/>
          <table:table-cell table:style-name="ce15" office:value-type="float" office:value="1234">
            <text:p>1234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CTJ-5H-5M</text:p>
          </table:table-cell>
          <table:table-cell table:style-name="ce5"/>
          <table:table-cell table:style-name="ce15" office:value-type="float" office:value="30">
            <text:p>30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S30-E-H</text:p>
          </table:table-cell>
          <table:table-cell table:style-name="ce5"/>
          <table:table-cell table:style-name="ce15" office:value-type="float" office:value="211">
            <text:p>211</text:p>
          </table:table-cell>
          <table:table-cell table:style-name="ce5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7" office:value-type="string">
            <text:p>S15C</text:p>
          </table:table-cell>
          <table:table-cell table:style-name="ce7"/>
          <table:table-cell table:style-name="ce16" office:value-type="float" office:value="119">
            <text:p>119</text:p>
          </table:table-cell>
          <table:table-cell table:style-name="ce7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CLK1SW1S15W</text:p>
          </table:table-cell>
          <table:table-cell table:style-name="ce5"/>
          <table:table-cell table:style-name="ce15" office:value-type="float" office:value="286">
            <text:p>286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CLS1MW1SPW</text:p>
          </table:table-cell>
          <table:table-cell table:style-name="ce5"/>
          <table:table-cell table:style-name="ce15" office:value-type="float" office:value="265">
            <text:p>265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S30W</text:p>
          </table:table-cell>
          <table:table-cell table:style-name="ce5"/>
          <table:table-cell table:style-name="ce15" office:value-type="float" office:value="305">
            <text:p>305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S15W</text:p>
          </table:table-cell>
          <table:table-cell table:style-name="ce5"/>
          <table:table-cell table:style-name="ce15" office:value-type="float" office:value="127">
            <text:p>127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S30C</text:p>
          </table:table-cell>
          <table:table-cell table:style-name="ce5"/>
          <table:table-cell table:style-name="ce15" office:value-type="float" office:value="214">
            <text:p>214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CTJ-10M</text:p>
          </table:table-cell>
          <table:table-cell table:style-name="ce5"/>
          <table:table-cell table:style-name="ce15" office:value-type="float" office:value="30">
            <text:p>30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LG20-2P-2M-1S30C</text:p>
          </table:table-cell>
          <table:table-cell table:style-name="ce5"/>
          <table:table-cell table:style-name="ce15" office:value-type="float" office:value="1152">
            <text:p>1152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G20-3P-3M-1S30W</text:p>
          </table:table-cell>
          <table:table-cell table:style-name="ce5"/>
          <table:table-cell table:style-name="ce15" office:value-type="float" office:value="1370">
            <text:p>1370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G20-3P-3M-1S433</text:p>
          </table:table-cell>
          <table:table-cell table:style-name="ce5"/>
          <table:table-cell table:style-name="ce15" office:value-type="float" office:value="1365">
            <text:p>1365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3G-1P</text:p>
          </table:table-cell>
          <table:table-cell table:style-name="ce5"/>
          <table:table-cell table:style-name="ce15" office:value-type="float" office:value="786">
            <text:p>786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3G-1P-1M</text:p>
          </table:table-cell>
          <table:table-cell table:style-name="ce5"/>
          <table:table-cell table:style-name="ce15" office:value-type="float" office:value="875">
            <text:p>875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L3G-1P-2M-2R-1S30C</text:p>
          </table:table-cell>
          <table:table-cell table:style-name="ce5"/>
          <table:table-cell table:style-name="ce15" office:value-type="float" office:value="1431">
            <text:p>1431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3G1RS15C</text:p>
          </table:table-cell>
          <table:table-cell table:style-name="ce5"/>
          <table:table-cell table:style-name="ce15" office:value-type="float" office:value="913">
            <text:p>913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3G-2P-1M</text:p>
          </table:table-cell>
          <table:table-cell table:style-name="ce5"/>
          <table:table-cell table:style-name="ce15" office:value-type="float" office:value="911">
            <text:p>911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3G-3P-3M</text:p>
          </table:table-cell>
          <table:table-cell table:style-name="ce5"/>
          <table:table-cell table:style-name="ce15" office:value-type="float" office:value="1125">
            <text:p>1125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3G-6P-3MA</text:p>
          </table:table-cell>
          <table:table-cell table:style-name="ce5"/>
          <table:table-cell table:style-name="ce15" office:value-type="float" office:value="1330">
            <text:p>1330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3G-6P-4M</text:p>
          </table:table-cell>
          <table:table-cell table:style-name="ce5"/>
          <table:table-cell table:style-name="ce15" office:value-type="float" office:value="1323">
            <text:p>1323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L3G-6P-4M-1S30C</text:p>
          </table:table-cell>
          <table:table-cell table:style-name="ce5"/>
          <table:table-cell table:style-name="ce15" office:value-type="float" office:value="1537">
            <text:p>1537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L3G-6P-4M-1S433</text:p>
          </table:table-cell>
          <table:table-cell table:style-name="ce5"/>
          <table:table-cell table:style-name="ce15" office:value-type="float" office:value="1622">
            <text:p>1622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8" office:value-type="string">
            <text:p>AL3G-8P-2M</text:p>
          </table:table-cell>
          <table:table-cell table:style-name="ce8"/>
          <table:table-cell table:style-name="ce15" office:value-type="float" office:value="1217">
            <text:p>1217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8" office:value-type="string">
            <text:p>AL3G-1P-2M-1R</text:p>
          </table:table-cell>
          <table:table-cell table:style-name="ce8"/>
          <table:table-cell table:style-name="ce15" office:value-type="float" office:value="1090">
            <text:p>1090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8" office:value-type="string">
            <text:p>AL400P-3P-3M</text:p>
          </table:table-cell>
          <table:table-cell table:style-name="ce8"/>
          <table:table-cell table:style-name="ce15" office:value-type="float" office:value="1095">
            <text:p>1095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8" office:value-type="string">
            <text:p>AL400P-1P-1M</text:p>
          </table:table-cell>
          <table:table-cell table:style-name="ce8"/>
          <table:table-cell table:style-name="ce15" office:value-type="float" office:value="845">
            <text:p>845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8" office:value-type="string">
            <text:p>AL400P-2P-1M</text:p>
          </table:table-cell>
          <table:table-cell table:style-name="ce8"/>
          <table:table-cell table:style-name="ce15" office:value-type="float" office:value="1061">
            <text:p>1061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9" office:value-type="string">
            <text:p>AL400P-2P-1MA -1S30C</text:p>
          </table:table-cell>
          <table:table-cell table:style-name="ce8"/>
          <table:table-cell table:style-name="ce15" office:value-type="float" office:value="1128">
            <text:p>1128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8" office:value-type="string">
            <text:p>AL400P-4P</text:p>
          </table:table-cell>
          <table:table-cell table:style-name="ce8"/>
          <table:table-cell table:style-name="ce15" office:value-type="float" office:value="864">
            <text:p>864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401-4P-2M</text:p>
          </table:table-cell>
          <table:table-cell table:style-name="ce5"/>
          <table:table-cell table:style-name="ce15" office:value-type="float" office:value="1042">
            <text:p>1042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401-1P-1M-1R</text:p>
          </table:table-cell>
          <table:table-cell table:style-name="ce5"/>
          <table:table-cell table:style-name="ce15" office:value-type="float" office:value="1048">
            <text:p>1048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10" office:value-type="string">
            <text:p>AL401-1P-1M-1R-1SOS</text:p>
          </table:table-cell>
          <table:table-cell table:style-name="ce5"/>
          <table:table-cell table:style-name="ce15" office:value-type="float" office:value="1088">
            <text:p>1088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10" office:value-type="string">
            <text:p>AL401-1P-1M-1S15C</text:p>
          </table:table-cell>
          <table:table-cell table:style-name="ce5"/>
          <table:table-cell table:style-name="ce15" office:value-type="float" office:value="1014">
            <text:p>1014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L401-1P-1M-1S15W</text:p>
          </table:table-cell>
          <table:table-cell table:style-name="ce5"/>
          <table:table-cell table:style-name="ce15" office:value-type="float" office:value="1104">
            <text:p>1104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L401-1P-1M-1S30W</text:p>
          </table:table-cell>
          <table:table-cell table:style-name="ce5"/>
          <table:table-cell table:style-name="ce15" office:value-type="float" office:value="1227">
            <text:p>1227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L401-1P-1M-1SOS</text:p>
          </table:table-cell>
          <table:table-cell table:style-name="ce5"/>
          <table:table-cell table:style-name="ce15" office:value-type="float" office:value="962">
            <text:p>962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CTJ-10M-10H</text:p>
          </table:table-cell>
          <table:table-cell table:style-name="ce5"/>
          <table:table-cell table:style-name="ce15" office:value-type="float" office:value="60">
            <text:p>60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401-3P-2M</text:p>
          </table:table-cell>
          <table:table-cell table:style-name="ce5"/>
          <table:table-cell table:style-name="ce15" office:value-type="float" office:value="1083">
            <text:p>1083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L401-2P-1M-1S15C</text:p>
          </table:table-cell>
          <table:table-cell table:style-name="ce5"/>
          <table:table-cell table:style-name="ce15" office:value-type="float" office:value="1050">
            <text:p>1050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L401-2P-1M-1S15W</text:p>
          </table:table-cell>
          <table:table-cell table:style-name="ce5"/>
          <table:table-cell table:style-name="ce15" office:value-type="float" office:value="1141">
            <text:p>1141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401-3P-3M</text:p>
          </table:table-cell>
          <table:table-cell table:style-name="ce5"/>
          <table:table-cell table:style-name="ce15" office:value-type="float" office:value="1172">
            <text:p>1172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401-3SPVA433</text:p>
          </table:table-cell>
          <table:table-cell table:style-name="ce5"/>
          <table:table-cell table:style-name="ce15" office:value-type="float" office:value="917">
            <text:p>917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CTJ-5M-5H</text:p>
          </table:table-cell>
          <table:table-cell table:style-name="ce5"/>
          <table:table-cell table:style-name="ce15" office:value-type="float" office:value="30">
            <text:p>30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CTJ-10H</text:p>
          </table:table-cell>
          <table:table-cell table:style-name="ce5"/>
          <table:table-cell table:style-name="ce15" office:value-type="float" office:value="30">
            <text:p>30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SV30C-1RELAY</text:p>
          </table:table-cell>
          <table:table-cell table:style-name="ce5"/>
          <table:table-cell table:style-name="ce15" office:value-type="float" office:value="295">
            <text:p>295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L4014G-6P-4M-1SOS</text:p>
          </table:table-cell>
          <table:table-cell table:style-name="ce5"/>
          <table:table-cell table:style-name="ce15" office:value-type="float" office:value="1510">
            <text:p>1510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401-4P-2MA</text:p>
          </table:table-cell>
          <table:table-cell table:style-name="ce5"/>
          <table:table-cell table:style-name="ce15" office:value-type="float" office:value="2745">
            <text:p>2745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LG20-2P-4M-1S15W</text:p>
          </table:table-cell>
          <table:table-cell table:style-name="ce5"/>
          <table:table-cell table:style-name="ce15" office:value-type="float" office:value="1195">
            <text:p>1195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6" office:value-type="string">
            <text:p>AL401-4P-2MA-1SOS</text:p>
          </table:table-cell>
          <table:table-cell table:style-name="ce5"/>
          <table:table-cell table:style-name="ce15" office:value-type="float" office:value="1223">
            <text:p>1223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401-5P-2M</text:p>
          </table:table-cell>
          <table:table-cell table:style-name="ce5"/>
          <table:table-cell table:style-name="ce15" office:value-type="float" office:value="1155">
            <text:p>1155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401-5P-4M</text:p>
          </table:table-cell>
          <table:table-cell table:style-name="ce5"/>
          <table:table-cell table:style-name="ce15" office:value-type="float" office:value="1333">
            <text:p>1333</text:p>
          </table:table-cell>
          <table:table-cell table:style-name="ce12"/>
          <table:table-cell table:number-columns-repeated="1019"/>
        </table:table-row>
        <table:table-row table:style-name="ro1">
          <table:table-cell office:value-type="string">
            <text:p>kit</text:p>
          </table:table-cell>
          <table:table-cell table:style-name="ce5" office:value-type="string">
            <text:p>AL401-6M</text:p>
          </table:table-cell>
          <table:table-cell table:style-name="ce5"/>
          <table:table-cell table:style-name="ce15" office:value-type="float" office:value="1331">
            <text:p>1331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style-name="ce15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style-name="ce15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5" office:value-type="string">
            <text:p>AL401-6P-4M</text:p>
          </table:table-cell>
          <table:table-cell table:style-name="ce5"/>
          <table:table-cell table:style-name="ce15" office:value-type="float" office:value="1369">
            <text:p>1369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DWAS105-4G-1SOS</text:p>
          </table:table-cell>
          <table:table-cell table:style-name="ce5"/>
          <table:table-cell table:style-name="ce15" office:value-type="float" office:value="938">
            <text:p>938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6" office:value-type="string">
            <text:p>ALDWAS105-4G-1P-1M</text:p>
          </table:table-cell>
          <table:table-cell table:style-name="ce5"/>
          <table:table-cell table:style-name="ce15" office:value-type="float" office:value="1023">
            <text:p>1023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style-name="ce15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6" office:value-type="string">
            <text:p>ALDWAS105-4G-1P-1M-1S30C</text:p>
          </table:table-cell>
          <table:table-cell table:style-name="ce5"/>
          <table:table-cell table:style-name="ce15" office:value-type="float" office:value="1238">
            <text:p>1238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DWAS105-4G-1P-1M-1S30W</text:p>
          </table:table-cell>
          <table:table-cell table:style-name="ce5"/>
          <table:table-cell table:style-name="ce15" office:value-type="float" office:value="1328">
            <text:p>1328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style-name="ce15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style-name="ce15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6" office:value-type="string">
            <text:p>ALDWAS105-4G-3P-3M-1SOS</text:p>
          </table:table-cell>
          <table:table-cell table:style-name="ce5"/>
          <table:table-cell table:style-name="ce15" office:value-type="float" office:value="1313">
            <text:p>1313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style-name="ce15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6" office:value-type="string">
            <text:p>ALDWAS105-4G-6P.4M-1SOS</text:p>
          </table:table-cell>
          <table:table-cell table:style-name="ce5"/>
          <table:table-cell table:style-name="ce15" office:value-type="float" office:value="1510">
            <text:p>1510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style-name="ce15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</text:p>
          </table:table-cell>
          <table:table-cell table:style-name="ce5"/>
          <table:table-cell table:style-name="ce15" office:value-type="float" office:value="690">
            <text:p>69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10P-1M</text:p>
          </table:table-cell>
          <table:table-cell table:style-name="ce5"/>
          <table:table-cell table:style-name="ce15" office:value-type="float" office:value="1140">
            <text:p>1140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11P -3MA</text:p>
          </table:table-cell>
          <table:table-cell table:style-name="ce5"/>
          <table:table-cell table:style-name="ce15" office:value-type="float" office:value="1450">
            <text:p>1450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1P-1M</text:p>
          </table:table-cell>
          <table:table-cell table:style-name="ce5"/>
          <table:table-cell table:style-name="ce15" office:value-type="float" office:value="815">
            <text:p>815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1P-1M-1CAEXT</text:p>
          </table:table-cell>
          <table:table-cell table:style-name="ce5"/>
          <table:table-cell table:style-name="ce15" office:value-type="float" office:value="1416">
            <text:p>1416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1P-1M-1CAIN</text:p>
          </table:table-cell>
          <table:table-cell table:style-name="ce5"/>
          <table:table-cell table:style-name="ce15" office:value-type="float" office:value="1185">
            <text:p>1185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1P-1M-1S15W</text:p>
          </table:table-cell>
          <table:table-cell table:style-name="ce5"/>
          <table:table-cell table:style-name="ce15" office:value-type="float" office:value="998">
            <text:p>998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1P-1M-1S30C</text:p>
          </table:table-cell>
          <table:table-cell table:style-name="ce5"/>
          <table:table-cell table:style-name="ce15" office:value-type="float" office:value="1029">
            <text:p>1029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1P-1M-1S30W</text:p>
          </table:table-cell>
          <table:table-cell table:style-name="ce5"/>
          <table:table-cell table:style-name="ce15" office:value-type="float" office:value="1120">
            <text:p>1120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1P-1MA-1CI-1S30W</text:p>
          </table:table-cell>
          <table:table-cell table:style-name="ce5"/>
          <table:table-cell table:style-name="ce15" office:value-type="float" office:value="1490">
            <text:p>1490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1P-2M</text:p>
          </table:table-cell>
          <table:table-cell table:style-name="ce5"/>
          <table:table-cell table:style-name="ce15" office:value-type="float" office:value="904">
            <text:p>904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1P-3M-1R</text:p>
          </table:table-cell>
          <table:table-cell table:style-name="ce5"/>
          <table:table-cell table:style-name="ce15" office:value-type="float" office:value="1119">
            <text:p>1119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1P-3M-3R</text:p>
          </table:table-cell>
          <table:table-cell table:style-name="ce5"/>
          <table:table-cell table:style-name="ce15" office:value-type="float" office:value="1372">
            <text:p>1372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1R</text:p>
          </table:table-cell>
          <table:table-cell table:style-name="ce5"/>
          <table:table-cell table:style-name="ce15" office:value-type="float" office:value="816">
            <text:p>816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2P-1M-1S15C</text:p>
          </table:table-cell>
          <table:table-cell table:style-name="ce5"/>
          <table:table-cell table:style-name="ce15" office:value-type="float" office:value="943">
            <text:p>943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2P-1M-1S15W</text:p>
          </table:table-cell>
          <table:table-cell table:style-name="ce5"/>
          <table:table-cell table:style-name="ce15" office:value-type="float" office:value="1034">
            <text:p>1034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2P-1M-1S30W</text:p>
          </table:table-cell>
          <table:table-cell table:style-name="ce5"/>
          <table:table-cell table:style-name="ce15" office:value-type="float" office:value="1156">
            <text:p>1156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2P-2M</text:p>
          </table:table-cell>
          <table:table-cell table:style-name="ce5"/>
          <table:table-cell table:style-name="ce15" office:value-type="float" office:value="940">
            <text:p>94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2P-2MA-1C-1S15W</text:p>
          </table:table-cell>
          <table:table-cell table:style-name="ce5"/>
          <table:table-cell table:style-name="ce15" office:value-type="float" office:value="1567">
            <text:p>1567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2P-4M</text:p>
          </table:table-cell>
          <table:table-cell table:style-name="ce5"/>
          <table:table-cell table:style-name="ce15" office:value-type="float" office:value="1118">
            <text:p>1118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2P-4M-1S30C</text:p>
          </table:table-cell>
          <table:table-cell table:style-name="ce5"/>
          <table:table-cell table:style-name="ce15" office:value-type="float" office:value="1332">
            <text:p>1332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2P-4M-1S30W</text:p>
          </table:table-cell>
          <table:table-cell table:style-name="ce5"/>
          <table:table-cell table:style-name="ce15" office:value-type="float" office:value="1423">
            <text:p>1423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3P</text:p>
          </table:table-cell>
          <table:table-cell table:style-name="ce5"/>
          <table:table-cell table:style-name="ce15" office:value-type="float" office:value="798">
            <text:p>798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3P-2M</text:p>
          </table:table-cell>
          <table:table-cell table:style-name="ce5"/>
          <table:table-cell table:style-name="ce15" office:value-type="float" office:value="976">
            <text:p>976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3P-3M</text:p>
          </table:table-cell>
          <table:table-cell table:style-name="ce5"/>
          <table:table-cell table:style-name="ce15" office:value-type="float" office:value="1065">
            <text:p>1065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3P-3M-1S15W</text:p>
          </table:table-cell>
          <table:table-cell table:style-name="ce5"/>
          <table:table-cell table:style-name="ce15" office:value-type="float" office:value="1248">
            <text:p>1248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3P-3M-1S30C</text:p>
          </table:table-cell>
          <table:table-cell table:style-name="ce5"/>
          <table:table-cell table:style-name="ce15" office:value-type="float" office:value="1280">
            <text:p>1280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3P-3M-1S30W</text:p>
          </table:table-cell>
          <table:table-cell table:style-name="ce5"/>
          <table:table-cell table:style-name="ce15" office:value-type="float" office:value="1370">
            <text:p>1370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3P-3M-2R-1S15C</text:p>
          </table:table-cell>
          <table:table-cell table:style-name="ce5"/>
          <table:table-cell table:style-name="ce15" office:value-type="float" office:value="1469">
            <text:p>1469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3P-S30C</text:p>
          </table:table-cell>
          <table:table-cell table:style-name="ce5"/>
          <table:table-cell table:style-name="ce15" office:value-type="float" office:value="1010">
            <text:p>1010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4P-1S15W</text:p>
          </table:table-cell>
          <table:table-cell table:style-name="ce5"/>
          <table:table-cell table:style-name="ce15" office:value-type="float" office:value="1017">
            <text:p>1017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4P-2M</text:p>
          </table:table-cell>
          <table:table-cell table:style-name="ce5"/>
          <table:table-cell table:style-name="ce15" office:value-type="float" office:value="1012">
            <text:p>1012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4P-3MA</text:p>
          </table:table-cell>
          <table:table-cell table:style-name="ce5"/>
          <table:table-cell table:style-name="ce15" office:value-type="float" office:value="1198">
            <text:p>1198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4P-4M-1SOS</text:p>
          </table:table-cell>
          <table:table-cell table:style-name="ce5"/>
          <table:table-cell table:style-name="ce15" office:value-type="float" office:value="1230">
            <text:p>1230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5P-2M</text:p>
          </table:table-cell>
          <table:table-cell table:style-name="ce5"/>
          <table:table-cell table:style-name="ce15" office:value-type="float" office:value="1048">
            <text:p>1048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-20-5P-2M-3MA</text:p>
          </table:table-cell>
          <table:table-cell table:style-name="ce5"/>
          <table:table-cell table:style-name="ce15" office:value-type="float" office:value="1412">
            <text:p>1412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6P-4M-1S15C</text:p>
          </table:table-cell>
          <table:table-cell table:style-name="ce5"/>
          <table:table-cell table:style-name="ce15" office:value-type="float" office:value="1445">
            <text:p>1445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6P-4M-1S15W</text:p>
          </table:table-cell>
          <table:table-cell table:style-name="ce5"/>
          <table:table-cell table:style-name="ce15" office:value-type="float" office:value="1445">
            <text:p>1445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6P-4M-1S30C</text:p>
          </table:table-cell>
          <table:table-cell table:style-name="ce5"/>
          <table:table-cell table:style-name="ce15" office:value-type="float" office:value="1477">
            <text:p>1477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6" office:value-type="string">
            <text:p>ALG20-6P-4M-1S30W</text:p>
          </table:table-cell>
          <table:table-cell table:style-name="ce5"/>
          <table:table-cell table:style-name="ce15" office:value-type="float" office:value="1568">
            <text:p>1568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7P-3M</text:p>
          </table:table-cell>
          <table:table-cell table:style-name="ce5"/>
          <table:table-cell table:style-name="ce15" office:value-type="float" office:value="1210">
            <text:p>1210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office:value-type="string">
            <text:p>ALG20-8P-2M</text:p>
          </table:table-cell>
          <table:table-cell table:style-name="ce5"/>
          <table:table-cell table:style-name="ce15" office:value-type="float" office:value="1157">
            <text:p>1157</text:p>
          </table:table-cell>
          <table:table-cell table:style-name="ce12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style-name="ce15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style-name="ce15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5" table:number-columns-repeated="2"/>
          <table:table-cell table:style-name="ce15" office:value-type="float" office:value="0">
            <text:p>0</text:p>
          </table:table-cell>
          <table:table-cell table:style-name="ce11"/>
          <table:table-cell table:number-columns-repeated="1019"/>
        </table:table-row>
        <table:table-row table:style-name="ro1">
          <table:table-cell/>
          <table:table-cell table:style-name="ce5" office:value-type="string">
            <text:p>ALG60-4G-1P-1M</text:p>
          </table:table-cell>
          <table:table-cell table:style-name="ce5"/>
          <table:table-cell table:style-name="ce15" office:value-type="float" office:value="1686">
            <text:p>1686</text:p>
          </table:table-cell>
          <table:table-cell table:style-name="ce12"/>
          <table:table-cell table:number-columns-repeated="1019"/>
        </table:table-row>
        <table:table-row table:style-name="ro1" table:number-rows-repeated="1048110">
          <table:table-cell table:number-columns-repeated="1024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Hoja1.$A$1" table:cell-range-address="$Hoja1.$A$1:.$E$326"/>
        </table:named-expressions>
      </table:table>
      <table:named-expressions/>
      <table:database-ranges>
        <table:database-range table:name="_xlnm._FilterDatabase" table:target-range-address="Hoja1.A1:Hoja1.E32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mo" svg:font-family="Arimo" style:font-family-generic="swiss" style:font-pitch="variable"/>
    <style:font-face style:name="Calibri" svg:font-family="Calibri" style:font-family-generic="swiss" style:font-pitch="variable"/>
    <style:font-face style:name="DejaVu Sans Condensed" svg:font-family="'DejaVu Sans Condensed'" style:font-family-generic="system" style:font-pitch="variable"/>
    <style:font-face style:name="Noto Sans CJK SC Thin" svg:font-family="'Noto Sans CJK SC Thi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mo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number-style style:name="N8000" number:language="es" number:country="ES">
      <number:number number:min-integer-digits="1"/>
    </number:number-style>
    <number:number-style style:name="N8103P0" style:volatile="true" number:language="es" number:country="ES">
      <number:number number:decimal-places="0" number:min-integer-digits="1" number:grouping="true"/>
      <number:text> €</number:text>
    </number:number-style>
    <number:number-style style:name="N8103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3P0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2" number:min-integer-digits="1" number:grouping="true"/>
      <number:text> €</number:text>
    </number:number-style>
    <number:number-style style:name="N8105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5P0"/>
    </number:number-style>
    <number:number-style style:name="N8106P0" style:volatile="true" number:language="es" number:country="ES">
      <number:number number:decimal-places="2" number:min-integer-digits="1" number:grouping="true"/>
      <number:text> €</number:text>
    </number:number-style>
    <number:number-style style:name="N8106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6P0"/>
    </number:number-style>
    <number:date-style style:name="N810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08" number:language="es" number:country="ES">
      <number:day number:style="long"/>
      <number:text>-</number:text>
      <number:month number:textual="true"/>
    </number:date-style>
    <number:date-style style:name="N8109" number:language="es" number:country="ES">
      <number:month number:textual="true"/>
      <number:text>-</number:text>
      <number:year/>
    </number:date-style>
    <number:time-style style:name="N8110" number:language="es" number:country="ES">
      <number:hours/>
      <number:text>:</number:text>
      <number:minutes number:style="long"/>
      <number:text> </number:text>
      <number:am-pm/>
    </number:time-style>
    <number:time-style style:name="N811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2" number:language="es" number:country="ES">
      <number:hours/>
      <number:text>:</number:text>
      <number:minutes number:style="long"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5P0" style:volatile="true" number:language="es" number:country="ES">
      <number:number number:decimal-places="0" number:min-integer-digits="1" number:grouping="true"/>
      <number:text>   </number:text>
    </number:number-style>
    <number:number-style style:name="N8115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5P0"/>
    </number:number-style>
    <number:number-style style:name="N8116P0" style:volatile="true" number:language="es" number:country="ES">
      <number:number number:decimal-places="0" number:min-integer-digits="1" number:grouping="true"/>
      <number:text>   </number:text>
    </number:number-style>
    <number:number-style style:name="N8116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es" number:country="ES">
      <number:number number:decimal-places="2" number:min-integer-digits="1" number:grouping="true"/>
      <number:text>   </number:text>
    </number:number-style>
    <number:number-style style:name="N8117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8P0" style:volatile="true" number:language="es" number:country="ES">
      <number:number number:decimal-places="2" number:min-integer-digits="1" number:grouping="true"/>
      <number:text>   </number:text>
    </number:number-style>
    <number:number-style style:name="N8118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text> </number:text>
      <number:number number:decimal-places="0" number:min-integer-digits="1" number:grouping="true"/>
      <number:text>    </number:text>
    </number:number-style>
    <number:number-style style:name="N8119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19P2" style:volatile="true" number:language="es" number:country="ES">
      <number:text> -    </number:text>
    </number:number-style>
    <number:text-style style:name="N8119" number:language="es" number:country="ES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es" number:country="ES">
      <number:text> </number:text>
      <number:number number:decimal-places="0" number:min-integer-digits="1" number:grouping="true"/>
      <number:text> € </number:text>
    </number:number-style>
    <number:number-style style:name="N812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20P2" style:volatile="true" number:language="es" number:country="ES">
      <number:text> - € </number:text>
    </number:number-style>
    <number:text-style style:name="N8120" number:language="es" number:country="ES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es" number:country="ES">
      <number:text> </number:text>
      <number:number number:decimal-places="2" number:min-integer-digits="1" number:grouping="true"/>
      <number:text>    </number:text>
    </number:number-style>
    <number:number-style style:name="N8121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21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21" number:language="es" number:country="ES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es" number:country="ES">
      <number:text> </number:text>
      <number:number number:decimal-places="2" number:min-integer-digits="1" number:grouping="true"/>
      <number:text> € </number:text>
    </number:number-style>
    <number:number-style style:name="N8122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22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22" number:language="es" number:country="ES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es" number:country="ES">
      <number:minutes number:style="long"/>
      <number:text>:</number:text>
      <number:seconds number:style="long"/>
    </number:time-style>
    <number:time-style style:name="N812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5" number:language="es" number:country="ES">
      <number:minutes number:style="long"/>
      <number:text>:</number:text>
      <number:seconds number:style="long" number:decimal-places="1"/>
    </number:time-style>
    <number:number-style style:name="N8126" number:language="es" number:country="ES">
      <number:scientific-number number:decimal-places="1" number:min-integer-digits="3" number:min-exponent-digits="1"/>
    </number:number-style>
    <style:style style:name="Default" style:family="table-cell">
      <style:text-properties style:font-name-asian="Noto Sans CJK SC Thi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15">15/02/2023</text:date>, <text:time>23:56:0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2-15T23:56:05</dc:date>
    <dc:creator>ISC David Garduño Gomez</dc:creator>
    <meta:generator>OpenOffice/4.1.13$Unix OpenOffice.org_project/4113m1$Build-9810</meta:generator>
    <meta:editing-duration>PT4H38M</meta:editing-duration>
    <meta:editing-cycles>2</meta:editing-cycles>
    <meta:document-statistic meta:table-count="1" meta:cell-count="4070" meta:object-count="0"/>
  </office:meta>
</office:document-meta>
</file>